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D8000000BA654A6D3B88ED4046.png" manifest:media-type="image/png"/>
  <manifest:file-entry manifest:full-path="Pictures/100000000000038F000001F9D69D8A1C95C7F9F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edbf" officeooo:paragraph-rsid="00167d95" style:font-size-asian="10pt" style:font-size-complex="10pt"/>
    </style:style>
    <style:style style:name="P4" style:family="paragraph" style:parent-style-name="Standard">
      <style:text-properties fo:font-size="10pt" officeooo:rsid="0018edbf" officeooo:paragraph-rsid="00c2cb97" style:font-size-asian="10pt" style:font-size-complex="10pt"/>
    </style:style>
    <style:style style:name="P5" style:family="paragraph" style:parent-style-name="Standard">
      <style:text-properties fo:font-size="10pt" officeooo:rsid="0016efbf" officeooo:paragraph-rsid="0016efbf" style:font-size-asian="10pt" style:font-size-complex="10pt"/>
    </style:style>
    <style:style style:name="P6"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7"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9" style:family="paragraph" style:parent-style-name="Standard">
      <style:text-properties fo:font-size="9pt" officeooo:rsid="0018a23c" officeooo:paragraph-rsid="00167d95" style:font-size-asian="9pt" style:font-size-complex="9pt"/>
    </style:style>
    <style:style style:name="P10" style:family="paragraph" style:parent-style-name="Standard">
      <style:text-properties fo:font-size="9pt" officeooo:rsid="00184e9a" officeooo:paragraph-rsid="0016efbf" style:font-size-asian="9pt" style:font-size-complex="9pt"/>
    </style:style>
    <style:style style:name="P11"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2" style:family="paragraph" style:parent-style-name="Standard">
      <style:text-properties fo:font-size="9pt" officeooo:rsid="0019b6e9" officeooo:paragraph-rsid="0019b6e9" style:font-size-asian="9pt" style:font-size-complex="9pt"/>
    </style:style>
    <style:style style:name="P13"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4"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5"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6"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0"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1"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2"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3"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4"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5"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3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39"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2"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3"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59"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0"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79" style:family="paragraph" style:parent-style-name="Horizontal_20_Line">
      <style:text-properties fo:font-size="9pt" officeooo:rsid="0018a23c" style:font-size-asian="9pt" style:font-size-complex="9pt"/>
    </style:style>
    <style:style style:name="P80" style:family="paragraph" style:parent-style-name="Horizontal_20_Line">
      <style:text-properties officeooo:rsid="00c4c8a8" officeooo:paragraph-rsid="00c4c8a8"/>
    </style:style>
    <style:style style:name="P81"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82"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84"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8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86"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87"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8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8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9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9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9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9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9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9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00"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03"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06"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08"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0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1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1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1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1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1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1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1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2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23"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25"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26"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127"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128"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129"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13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33" style:family="paragraph">
      <style:paragraph-properties fo:margin-left="0.101cm" fo:margin-right="0.101cm" fo:line-height="115%" fo:text-align="justify" fo:text-indent="0cm"/>
    </style:style>
    <style:style style:name="P134" style:family="paragraph">
      <loext:graphic-properties draw:fill="none" draw:fill-color="#ffffff"/>
      <style:paragraph-properties fo:line-height="115%" fo:text-align="justify"/>
      <style:text-properties fo:font-size="9pt" style:font-size-asian="9pt" style:font-size-complex="9pt"/>
    </style:style>
    <style:style style:name="P135" style:family="paragraph">
      <style:paragraph-properties fo:text-align="center"/>
    </style:style>
    <style:style style:name="P136" style:family="paragraph">
      <style:paragraph-properties fo:margin-left="0.101cm" fo:margin-right="0.101cm" fo:margin-top="0cm" fo:margin-bottom="0.199cm" fo:line-height="115%" fo:text-align="justify" fo:text-indent="0cm"/>
    </style:style>
    <style:style style:name="P137" style:family="paragraph">
      <style:paragraph-properties fo:margin-left="0.101cm" fo:margin-right="0.101cm" fo:text-align="justify" fo:text-indent="0cm"/>
    </style:style>
    <style:style style:name="P138"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139" style:family="paragraph">
      <loext:graphic-properties draw:fill-color="#81d41a"/>
      <style:paragraph-properties fo:text-align="center"/>
    </style:style>
    <style:style style:name="P140" style:family="paragraph">
      <loext:graphic-properties draw:opacity="0%"/>
    </style:style>
    <style:style style:name="P141" style:family="paragraph">
      <style:paragraph-properties fo:margin-left="0.101cm" fo:margin-right="0.101cm" fo:margin-top="0cm" fo:margin-bottom="0cm" fo:text-indent="0cm"/>
    </style:style>
    <style:style style:name="P142" style:family="paragraph">
      <style:paragraph-properties fo:margin-left="0.101cm" fo:margin-right="0.101cm" fo:text-indent="0cm"/>
    </style:style>
    <style:style style:name="P143" style:family="paragraph">
      <loext:graphic-properties draw:fill="solid" draw:fill-color="#eeeeee"/>
      <style:paragraph-properties fo:margin-left="0.101cm" fo:margin-right="0.101cm" fo:text-indent="0cm"/>
      <style:text-properties fo:font-size="10pt" style:font-size-asian="10pt" style:font-size-complex="10pt"/>
    </style:style>
    <style:style style:name="P144"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145"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46" style:family="paragraph">
      <loext:graphic-properties draw:opacity="0%"/>
      <style:paragraph-properties fo:text-align="center"/>
      <style:text-properties fo:font-size="12pt"/>
    </style:style>
    <style:style style:name="P147" style:family="paragraph">
      <loext:graphic-properties draw:fill="none"/>
      <style:paragraph-properties fo:text-align="center"/>
    </style:style>
    <style:style style:name="P148" style:family="paragraph">
      <loext:graphic-properties draw:fill="none" draw:fill-color="#ffffff"/>
      <style:paragraph-properties fo:margin-left="0.101cm" fo:margin-right="0.101cm" fo:text-indent="0cm"/>
      <style:text-properties fo:font-size="9pt" style:font-size-asian="9pt" style:font-size-complex="9pt"/>
    </style:style>
    <style:style style:name="P149" style:family="paragraph">
      <style:paragraph-properties fo:margin-left="0.101cm" fo:margin-right="0.101cm" fo:margin-top="0cm" fo:margin-bottom="0cm" fo:line-height="115%" fo:text-align="justify" fo:text-indent="0cm"/>
    </style:style>
    <style:style style:name="P150"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151"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2"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3"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4"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55"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6" style:family="paragraph">
      <loext:graphic-properties draw:fill-color="#cccccc"/>
      <style:paragraph-properties fo:text-align="center"/>
      <style:text-properties fo:font-size="12pt"/>
    </style:style>
    <style:style style:name="P157"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158"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60"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61" style:family="paragraph">
      <loext:graphic-properties draw:fill-color="#eeeeee" draw:opacity="33%"/>
    </style:style>
    <style:style style:name="P162" style:family="paragraph">
      <loext:graphic-properties draw:opacity="77%"/>
    </style:style>
    <style:style style:name="P163" style:family="paragraph">
      <loext:graphic-properties draw:opacity="77%"/>
      <style:text-properties fo:font-size="12pt"/>
    </style:style>
    <style:style style:name="P164" style:family="paragraph">
      <loext:graphic-properties draw:fill-color="#ffffd7" draw:opacity="22%"/>
    </style:style>
    <style:style style:name="P165"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66"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167"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68"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169" style:family="paragraph">
      <loext:graphic-properties draw:fill-color="#ffffff" draw:opacity="17%"/>
    </style:style>
    <style:style style:name="P170" style:family="paragraph">
      <loext:graphic-properties draw:fill-color="#ffffff" draw:opacity="0%"/>
    </style:style>
    <style:style style:name="P171" style:family="paragraph">
      <loext:graphic-properties draw:fill="bitmap" draw:fill-image-name="Bitmap_20_1" draw:opacity="0%"/>
    </style:style>
    <style:style style:name="P172" style:family="paragraph">
      <loext:graphic-properties draw:fill-color="#ffffd7" draw:opacity="22%"/>
      <style:text-properties fo:font-size="12pt"/>
    </style:style>
    <style:style style:name="P173" style:family="paragraph">
      <loext:graphic-properties draw:fill="none" draw:fill-color="#ffffff"/>
      <style:text-properties fo:color="#ff8000" fo:font-size="10pt" fo:text-shadow="1pt 1pt" style:font-size-asian="10pt" style:font-size-complex="10pt"/>
    </style:style>
    <style:style style:name="P174" style:family="paragraph">
      <loext:graphic-properties draw:opacity="0%"/>
      <style:paragraph-properties fo:text-align="center"/>
    </style:style>
    <style:style style:name="P175"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76"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77"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8"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79" style:family="paragraph">
      <style:paragraph-properties fo:text-align="center"/>
      <style:text-properties fo:font-size="12pt"/>
    </style:style>
    <style:style style:name="P180" style:family="paragraph">
      <style:paragraph-properties fo:line-height="115%" fo:text-align="justify"/>
    </style:style>
    <style:style style:name="P181" style:family="paragraph">
      <loext:graphic-properties draw:opacity="0%"/>
      <style:text-properties fo:font-size="12pt"/>
    </style:style>
    <style:style style:name="P182" style:family="paragraph">
      <style:paragraph-properties fo:margin-left="0.101cm" fo:margin-right="0.101cm" fo:margin-top="0cm" fo:margin-bottom="0.101cm" fo:text-align="justify" fo:text-indent="0cm"/>
    </style:style>
    <style:style style:name="P183"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fo:font-size="9pt" fo:font-weight="bold" officeooo:rsid="0045f995" style:font-size-asian="9pt" style:font-weight-asian="bold" style:font-size-complex="9pt" style:font-weight-complex="bold"/>
    </style:style>
    <style:style style:name="T18" style:family="text">
      <style:text-properties fo:font-size="9pt" fo:font-weight="bold" officeooo:rsid="00dcfd4e" style:font-size-asian="9pt" style:font-weight-asian="bold" style:font-size-complex="9pt" style:font-weight-complex="bold"/>
    </style:style>
    <style:style style:name="T19" style:family="text">
      <style:text-properties fo:font-size="9pt" fo:font-weight="bold" officeooo:rsid="00e1ddaa" style:font-size-asian="9pt" style:font-weight-asian="bold" style:font-size-complex="9pt" style:font-weight-complex="bold"/>
    </style:style>
    <style:style style:name="T20" style:family="text">
      <style:text-properties fo:font-size="9pt" fo:font-weight="bold" officeooo:rsid="00e530f6" style:font-size-asian="9pt" style:font-weight-asian="bold" style:font-size-complex="9pt" style:font-weight-complex="bold"/>
    </style:style>
    <style:style style:name="T21" style:family="text">
      <style:text-properties fo:font-size="9pt" fo:font-weight="bold" fo:background-color="#eeeeee" loext:char-shading-value="0" style:font-size-asian="9pt" style:font-weight-asian="bold" style:font-size-complex="9pt" style:font-weight-complex="bold"/>
    </style:style>
    <style:style style:name="T22" style:family="text">
      <style:text-properties fo:font-size="9pt" fo:font-weight="bold" fo:background-color="#bbe33d" loext:char-shading-value="0" style:font-size-asian="9pt" style:font-weight-asian="bold" style:font-size-complex="9pt" style:font-weight-complex="bold"/>
    </style:style>
    <style:style style:name="T23" style:family="text">
      <style:text-properties fo:font-size="9pt" fo:font-weight="bold" officeooo:rsid="00e1ddaa" fo:background-color="#bbe33d" loext:char-shading-value="0" style:font-size-asian="9pt" style:font-weight-asian="bold" style:font-size-complex="9pt" style:font-weight-complex="bold"/>
    </style:style>
    <style:style style:name="T24"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officeooo:rsid="00e1ddaa" style:font-size-asian="9pt" style:font-style-asian="italic" style:font-size-complex="9pt" style:font-style-complex="italic"/>
    </style:style>
    <style:style style:name="T27" style:family="text">
      <style:text-properties fo:font-size="9pt" fo:background-color="#bbe33d" loext:char-shading-value="0" style:font-size-asian="9pt" style:font-size-complex="9pt"/>
    </style:style>
    <style:style style:name="T28" style:family="text">
      <style:text-properties fo:font-size="9pt" officeooo:rsid="00eca289" fo:background-color="#bbe33d" loext:char-shading-value="0" style:font-size-asian="9pt" style:font-size-complex="9pt"/>
    </style:style>
    <style:style style:name="T29" style:family="text">
      <style:text-properties fo:font-size="9pt" style:text-underline-style="solid" style:text-underline-width="auto" style:text-underline-color="font-color" style:font-size-asian="9pt" style:font-size-complex="9pt"/>
    </style:style>
    <style:style style:name="T30" style:family="text">
      <style:text-properties fo:font-size="9pt" style:text-underline-style="solid" style:text-underline-width="auto" style:text-underline-color="font-color" officeooo:rsid="00e530f6" style:font-size-asian="9pt" style:font-size-complex="9pt"/>
    </style:style>
    <style:style style:name="T31" style:family="text">
      <style:text-properties fo:font-size="9pt" style:text-underline-style="solid" style:text-underline-width="auto" style:text-underline-color="font-color" officeooo:rsid="00e1ddaa" style:font-size-asian="9pt" style:font-size-complex="9pt"/>
    </style:style>
    <style:style style:name="T32" style:family="text">
      <style:text-properties officeooo:rsid="01002481"/>
    </style:style>
    <style:style style:name="T33" style:family="text">
      <style:text-properties fo:font-size="8pt" style:font-size-asian="8pt" style:font-size-complex="8pt"/>
    </style:style>
    <style:style style:name="T34" style:family="text">
      <style:text-properties fo:font-size="8pt" officeooo:rsid="00196824" style:font-size-asian="8pt" style:font-size-complex="8pt"/>
    </style:style>
    <style:style style:name="T35" style:family="text">
      <style:text-properties fo:font-size="8pt" officeooo:rsid="00167d95" style:font-size-asian="8pt" style:font-size-complex="8pt"/>
    </style:style>
    <style:style style:name="T36" style:family="text">
      <style:text-properties officeooo:rsid="001f670d"/>
    </style:style>
    <style:style style:name="T37"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38"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39"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40" style:family="text">
      <style:text-properties style:font-name="Arial" fo:font-size="9pt" officeooo:rsid="00418faf" fo:background-color="#eeeeee" loext:char-shading-value="0" style:font-size-asian="9pt" style:font-size-complex="9pt"/>
    </style:style>
    <style:style style:name="T41" style:family="text">
      <style:text-properties style:font-name="Arial" fo:font-size="9pt" officeooo:rsid="0045f995" fo:background-color="#eeeeee" loext:char-shading-value="0" style:font-size-asian="9pt" style:font-size-complex="9pt"/>
    </style:style>
    <style:style style:name="T42" style:family="text">
      <style:text-properties style:font-name="Arial" fo:font-size="9pt" officeooo:rsid="00d26288" fo:background-color="#eeeeee" loext:char-shading-value="0" style:font-size-asian="9pt" style:font-size-complex="9pt"/>
    </style:style>
    <style:style style:name="T43" style:family="text">
      <style:text-properties officeooo:rsid="002d8b31"/>
    </style:style>
    <style:style style:name="T44" style:family="text">
      <style:text-properties style:font-name="Courier New"/>
    </style:style>
    <style:style style:name="T45" style:family="text">
      <style:text-properties style:font-name="Courier New" fo:font-style="normal" fo:font-weight="normal" officeooo:rsid="002d8b31" style:font-style-asian="normal" style:font-weight-asian="normal" style:font-style-complex="normal" style:font-weight-complex="normal"/>
    </style:style>
    <style:style style:name="T46" style:family="text">
      <style:text-properties style:font-name="Courier New" fo:font-style="normal" fo:font-weight="normal" officeooo:rsid="002c4def" style:font-style-asian="normal" style:font-weight-asian="normal" style:font-style-complex="normal" style:font-weight-complex="normal"/>
    </style:style>
    <style:style style:name="T47" style:family="text">
      <style:text-properties style:font-name="Courier New" fo:font-size="9pt" fo:font-style="italic" officeooo:rsid="00322ee4" style:font-size-asian="9pt" style:font-style-asian="italic" style:font-size-complex="9pt" style:font-style-complex="italic"/>
    </style:style>
    <style:style style:name="T48" style:family="text">
      <style:text-properties style:font-name="Courier New" officeooo:rsid="00aed6bb"/>
    </style:style>
    <style:style style:name="T49" style:family="text">
      <style:text-properties style:font-name="Liberation Serif" fo:font-style="normal" fo:font-weight="normal" style:font-style-asian="normal" style:font-weight-asian="normal" style:font-style-complex="normal" style:font-weight-complex="normal"/>
    </style:style>
    <style:style style:name="T50" style:family="text">
      <style:text-properties style:font-name="Liberation Serif" fo:font-style="normal" fo:font-weight="normal" officeooo:rsid="002d8b31" style:font-style-asian="normal" style:font-weight-asian="normal" style:font-style-complex="normal" style:font-weight-complex="normal"/>
    </style:style>
    <style:style style:name="T51" style:family="text">
      <style:text-properties style:font-name="Liberation Serif" fo:font-style="normal" fo:font-weight="normal" officeooo:rsid="00357e20" style:font-style-asian="normal" style:font-weight-asian="normal" style:font-style-complex="normal" style:font-weight-complex="normal"/>
    </style:style>
    <style:style style:name="T52" style:family="text">
      <style:text-properties style:font-name="Liberation Serif" fo:font-style="normal" fo:font-weight="normal" officeooo:rsid="0035e0d6" style:font-style-asian="normal" style:font-weight-asian="normal" style:font-style-complex="normal" style:font-weight-complex="normal"/>
    </style:style>
    <style:style style:name="T53" style:family="text">
      <style:text-properties style:font-name="Liberation Serif" fo:font-style="normal" fo:font-weight="normal" officeooo:rsid="003692a4" style:font-style-asian="normal" style:font-weight-asian="normal" style:font-style-complex="normal" style:font-weight-complex="normal"/>
    </style:style>
    <style:style style:name="T54" style:family="text">
      <style:text-properties style:font-name="Liberation Serif" fo:font-style="normal" fo:font-weight="normal" officeooo:rsid="0038f171" style:font-style-asian="normal" style:font-weight-asian="normal" style:font-style-complex="normal" style:font-weight-complex="normal"/>
    </style:style>
    <style:style style:name="T55" style:family="text">
      <style:text-properties style:font-name="Liberation Serif" fo:font-style="normal" officeooo:rsid="00322ee4" style:font-style-asian="normal" style:font-style-complex="normal"/>
    </style:style>
    <style:style style:name="T56" style:family="text">
      <style:text-properties style:font-name="Liberation Serif" fo:font-style="normal" fo:font-weight="bold" officeooo:rsid="0038f171" style:font-style-asian="normal" style:font-weight-asian="bold" style:font-style-complex="normal" style:font-weight-complex="bold"/>
    </style:style>
    <style:style style:name="T57" style:family="text">
      <style:text-properties style:font-name="Liberation Serif" fo:font-style="normal" fo:text-shadow="none" fo:background-color="#ffffff" loext:char-shading-value="0" style:font-style-asian="normal" style:font-style-complex="normal"/>
    </style:style>
    <style:style style:name="T58" style:family="text">
      <style:text-properties style:font-name="Liberation Serif" fo:font-size="10pt" fo:font-style="normal" officeooo:rsid="00322ee4" style:font-size-asian="10pt" style:font-style-asian="normal" style:font-size-complex="10pt" style:font-style-complex="normal"/>
    </style:style>
    <style:style style:name="T59" style:family="text">
      <style:text-properties style:font-name="Liberation Serif" fo:font-size="10pt" fo:font-style="normal" officeooo:rsid="00334662" style:font-size-asian="10pt" style:font-style-asian="normal" style:font-size-complex="10pt" style:font-style-complex="normal"/>
    </style:style>
    <style:style style:name="T60"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61"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62"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63"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64"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65"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66"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67" style:family="text">
      <style:text-properties officeooo:rsid="002c4def"/>
    </style:style>
    <style:style style:name="T68" style:family="text">
      <style:text-properties officeooo:rsid="00322ee4"/>
    </style:style>
    <style:style style:name="T69" style:family="text">
      <style:text-properties fo:font-size="10pt" officeooo:rsid="00322ee4" style:font-size-asian="10pt" style:font-size-complex="10pt"/>
    </style:style>
    <style:style style:name="T70" style:family="text">
      <style:text-properties fo:font-size="10pt" style:text-underline-style="none" fo:font-weight="normal" officeooo:rsid="0045f995" style:font-size-asian="10pt" style:font-weight-asian="normal" style:font-size-complex="10pt" style:font-weight-complex="normal"/>
    </style:style>
    <style:style style:name="T71"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72" style:family="text">
      <style:text-properties fo:color="#ff0000" fo:text-shadow="1pt 1pt" fo:font-weight="bold" officeooo:rsid="00322ee4" style:font-weight-asian="bold" style:font-weight-complex="bold"/>
    </style:style>
    <style:style style:name="T73" style:family="text">
      <style:text-properties fo:color="#ff0000" style:font-name="Liberation Serif" fo:font-style="normal" fo:text-shadow="1pt 1pt" officeooo:rsid="00322ee4" style:font-style-asian="normal" style:font-style-complex="normal"/>
    </style:style>
    <style:style style:name="T74" style:family="text">
      <style:text-properties fo:color="#ff0000" fo:font-size="11pt" fo:text-shadow="1pt 1pt" officeooo:rsid="00322ee4" style:font-size-asian="11pt" style:font-size-complex="11pt"/>
    </style:style>
    <style:style style:name="T75" style:family="text">
      <style:text-properties fo:color="#ff0000" fo:font-size="11pt" fo:text-shadow="1pt 1pt" fo:font-weight="bold" officeooo:rsid="00322ee4" style:font-size-asian="11pt" style:font-weight-asian="bold" style:font-size-complex="11pt" style:font-weight-complex="bold"/>
    </style:style>
    <style:style style:name="T76" style:family="text">
      <style:text-properties fo:color="#ff0000" fo:font-size="11pt" officeooo:rsid="00322ee4" style:font-size-asian="11pt" style:font-size-complex="11pt"/>
    </style:style>
    <style:style style:name="T77" style:family="text">
      <style:text-properties officeooo:rsid="003e983b"/>
    </style:style>
    <style:style style:name="T78" style:family="text">
      <style:text-properties fo:font-style="italic" style:font-style-asian="italic" style:font-style-complex="italic"/>
    </style:style>
    <style:style style:name="T79" style:family="text">
      <style:text-properties fo:font-style="italic" officeooo:rsid="014d7637" style:font-style-asian="italic" style:font-style-complex="italic"/>
    </style:style>
    <style:style style:name="T80" style:family="text">
      <style:text-properties fo:font-style="italic" officeooo:rsid="01845cf1" style:font-style-asian="italic" style:font-style-complex="italic"/>
    </style:style>
    <style:style style:name="T81" style:family="text">
      <style:text-properties fo:font-style="italic" officeooo:rsid="0114b715" fo:background-color="#ffff38" loext:char-shading-value="0" style:font-style-asian="italic" style:font-style-complex="italic"/>
    </style:style>
    <style:style style:name="T82" style:family="text">
      <style:text-properties officeooo:rsid="003e983b" fo:background-color="#ffbf00" loext:char-shading-value="0"/>
    </style:style>
    <style:style style:name="T83" style:family="text">
      <style:text-properties fo:font-weight="normal" fo:background-color="#ffbf00" loext:char-shading-value="0" style:font-weight-asian="normal" style:font-weight-complex="normal"/>
    </style:style>
    <style:style style:name="T84" style:family="text">
      <style:text-properties fo:font-weight="normal" officeooo:rsid="003e983b" fo:background-color="#ffbf00"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3146c1" style:font-weight-asian="normal" style:font-weight-complex="normal"/>
    </style:style>
    <style:style style:name="T87" style:family="text">
      <style:text-properties fo:font-weight="normal" officeooo:rsid="01335364" style:font-weight-asian="normal" style:font-weight-complex="normal"/>
    </style:style>
    <style:style style:name="T88" style:family="text">
      <style:text-properties fo:font-weight="normal" officeooo:rsid="01348c8d" style:font-weight-asian="normal" style:font-weight-complex="normal"/>
    </style:style>
    <style:style style:name="T89" style:family="text">
      <style:text-properties fo:font-weight="normal" officeooo:rsid="01358551" style:font-weight-asian="normal" style:font-weight-complex="normal"/>
    </style:style>
    <style:style style:name="T90" style:family="text">
      <style:text-properties fo:font-weight="normal" officeooo:rsid="01489f4f" style:font-weight-asian="normal" style:font-weight-complex="normal"/>
    </style:style>
    <style:style style:name="T91" style:family="text">
      <style:text-properties fo:font-weight="normal" fo:background-color="#ffffff" loext:char-shading-value="0" style:font-weight-asian="normal" style:font-weight-complex="normal"/>
    </style:style>
    <style:style style:name="T92" style:family="text">
      <style:text-properties fo:font-weight="normal" officeooo:rsid="01368300" fo:background-color="#ffffff" loext:char-shading-value="0" style:font-weight-asian="normal" style:font-weight-complex="normal"/>
    </style:style>
    <style:style style:name="T93" style:family="text">
      <style:text-properties fo:font-weight="normal" fo:background-color="#fff200" loext:char-shading-value="0" style:font-weight-asian="normal" style:font-weight-complex="normal"/>
    </style:style>
    <style:style style:name="T94" style:family="text">
      <style:text-properties fo:font-weight="normal" officeooo:rsid="0137c196" fo:background-color="#fff200" loext:char-shading-value="0" style:font-weight-asian="normal" style:font-weight-complex="normal"/>
    </style:style>
    <style:style style:name="T95" style:family="text">
      <style:text-properties fo:font-weight="normal" fo:background-color="#81d41a" loext:char-shading-value="0" style:font-weight-asian="normal" style:font-weight-complex="normal"/>
    </style:style>
    <style:style style:name="T96" style:family="text">
      <style:text-properties fo:color="#ce181e"/>
    </style:style>
    <style:style style:name="T97"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98"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99"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00" style:family="text">
      <style:text-properties fo:color="#ce181e" fo:text-shadow="1pt 1pt" style:text-underline-style="solid" style:text-underline-width="auto" style:text-underline-color="font-color" officeooo:rsid="00322ee4"/>
    </style:style>
    <style:style style:name="T101" style:family="text">
      <style:text-properties fo:color="#ce181e" fo:text-shadow="1pt 1pt" style:text-underline-style="solid" style:text-underline-width="auto" style:text-underline-color="font-color" officeooo:rsid="00700574"/>
    </style:style>
    <style:style style:name="T102" style:family="text">
      <style:text-properties fo:color="#ce181e" fo:text-shadow="none" style:text-underline-style="none" officeooo:rsid="00700574"/>
    </style:style>
    <style:style style:name="T103" style:family="text">
      <style:text-properties fo:color="#ce181e" fo:font-weight="bold" fo:background-color="#dddddd" loext:char-shading-value="0" style:font-weight-asian="bold" style:font-weight-complex="bold"/>
    </style:style>
    <style:style style:name="T104" style:family="text">
      <style:text-properties fo:color="#2a6099" fo:background-color="#eeeeee" loext:char-shading-value="0"/>
    </style:style>
    <style:style style:name="T105" style:family="text">
      <style:text-properties fo:color="#2a6099" fo:font-weight="normal" style:font-weight-asian="normal" style:font-weight-complex="normal"/>
    </style:style>
    <style:style style:name="T106" style:family="text">
      <style:text-properties fo:color="#5983b0" style:font-name="Arial" fo:text-shadow="1pt 1pt" fo:background-color="#eeeeee" loext:char-shading-value="0"/>
    </style:style>
    <style:style style:name="T107" style:family="text">
      <style:text-properties fo:color="#5983b0" style:font-name="Arial" fo:text-shadow="1pt 1pt" officeooo:rsid="001b9a46" fo:background-color="#eeeeee" loext:char-shading-value="0"/>
    </style:style>
    <style:style style:name="T108" style:family="text">
      <style:text-properties fo:color="#5983b0" fo:font-size="9pt" officeooo:rsid="017965ab" style:font-size-asian="9pt" style:font-size-complex="9pt"/>
    </style:style>
    <style:style style:name="T109" style:family="text">
      <style:text-properties officeooo:rsid="0045f995"/>
    </style:style>
    <style:style style:name="T110" style:family="text">
      <style:text-properties fo:color="#000000" fo:font-size="10pt" fo:text-shadow="none" fo:font-weight="bold" officeooo:rsid="0055e331" style:font-size-asian="10pt" style:font-weight-asian="bold" style:font-size-complex="10pt" style:font-weight-complex="bold"/>
    </style:style>
    <style:style style:name="T111" style:family="text">
      <style:text-properties fo:color="#000000" style:font-name="Courier New" fo:text-shadow="none"/>
    </style:style>
    <style:style style:name="T112" style:family="text">
      <style:text-properties fo:color="#000000" style:font-name="Courier New" fo:text-shadow="none" officeooo:rsid="005f470c"/>
    </style:style>
    <style:style style:name="T113" style:family="text">
      <style:text-properties fo:color="#000000" style:font-name="Courier New" fo:text-shadow="none" officeooo:rsid="0061bf97"/>
    </style:style>
    <style:style style:name="T114" style:family="text">
      <style:text-properties fo:color="#000000" style:font-name="Courier New" fo:font-style="normal" fo:text-shadow="none" officeooo:rsid="005d912f" style:font-style-asian="normal" style:font-style-complex="normal"/>
    </style:style>
    <style:style style:name="T115" style:family="text">
      <style:text-properties fo:color="#000000" fo:text-shadow="none"/>
    </style:style>
    <style:style style:name="T116" style:family="text">
      <style:text-properties fo:color="#000000" fo:text-shadow="none" officeooo:rsid="0055e331"/>
    </style:style>
    <style:style style:name="T117" style:family="text">
      <style:text-properties fo:color="#000000" fo:text-shadow="none" fo:font-weight="bold" style:font-weight-asian="bold" style:font-weight-complex="bold"/>
    </style:style>
    <style:style style:name="T118" style:family="text">
      <style:text-properties fo:color="#000000" fo:text-shadow="none" fo:font-weight="bold" officeooo:rsid="005d912f" style:font-weight-asian="bold" style:font-weight-complex="bold"/>
    </style:style>
    <style:style style:name="T119" style:family="text">
      <style:text-properties fo:color="#000000" fo:text-shadow="none" fo:font-weight="bold" officeooo:rsid="0063647a" style:font-weight-asian="bold" style:font-weight-complex="bold"/>
    </style:style>
    <style:style style:name="T120" style:family="text">
      <style:text-properties fo:color="#000000" fo:text-shadow="none" fo:font-weight="bold" officeooo:rsid="0065b189" style:font-weight-asian="bold" style:font-weight-complex="bold"/>
    </style:style>
    <style:style style:name="T121" style:family="text">
      <style:text-properties fo:color="#000000" fo:text-shadow="none" fo:font-weight="bold" fo:background-color="#eeeeee" loext:char-shading-value="0" style:font-weight-asian="bold" style:font-weight-complex="bold"/>
    </style:style>
    <style:style style:name="T122" style:family="text">
      <style:text-properties fo:color="#000000" fo:text-shadow="none" officeooo:rsid="005d912f"/>
    </style:style>
    <style:style style:name="T123" style:family="text">
      <style:text-properties fo:color="#000000" fo:text-shadow="none" officeooo:rsid="005f470c"/>
    </style:style>
    <style:style style:name="T124" style:family="text">
      <style:text-properties fo:color="#000000" fo:text-shadow="none" officeooo:rsid="0061bf97"/>
    </style:style>
    <style:style style:name="T125" style:family="text">
      <style:text-properties fo:color="#000000" fo:text-shadow="none" officeooo:rsid="0061fa73"/>
    </style:style>
    <style:style style:name="T126" style:family="text">
      <style:text-properties fo:color="#000000" fo:text-shadow="none" officeooo:rsid="0062e590"/>
    </style:style>
    <style:style style:name="T127" style:family="text">
      <style:text-properties fo:color="#000000" fo:text-shadow="none" officeooo:rsid="0063647a"/>
    </style:style>
    <style:style style:name="T128" style:family="text">
      <style:text-properties fo:color="#000000" fo:text-shadow="none" officeooo:rsid="0065b189"/>
    </style:style>
    <style:style style:name="T129" style:family="text">
      <style:text-properties fo:color="#000000" fo:text-shadow="none" officeooo:rsid="006813f2"/>
    </style:style>
    <style:style style:name="T130" style:family="text">
      <style:text-properties fo:color="#000000" fo:text-shadow="none" style:text-underline-style="none" fo:font-weight="bold" officeooo:rsid="00706d7c" style:font-weight-asian="bold" style:font-weight-complex="bold"/>
    </style:style>
    <style:style style:name="T131" style:family="text">
      <style:text-properties fo:color="#000000" fo:text-shadow="none" officeooo:rsid="00322ee4"/>
    </style:style>
    <style:style style:name="T132" style:family="text">
      <style:text-properties fo:color="#000000" fo:text-shadow="none" officeooo:rsid="00781d08"/>
    </style:style>
    <style:style style:name="T133" style:family="text">
      <style:text-properties fo:color="#000000" fo:font-style="italic" fo:text-shadow="none" style:font-style-asian="italic" style:font-style-complex="italic"/>
    </style:style>
    <style:style style:name="T134" style:family="text">
      <style:text-properties fo:color="#000000" fo:font-style="italic" fo:text-shadow="none" officeooo:rsid="0062e590" style:font-style-asian="italic" style:font-style-complex="italic"/>
    </style:style>
    <style:style style:name="T135" style:family="text">
      <style:text-properties fo:color="#000000" fo:font-style="italic" fo:text-shadow="none" officeooo:rsid="0063647a" style:font-style-asian="italic" style:font-style-complex="italic"/>
    </style:style>
    <style:style style:name="T136" style:family="text">
      <style:text-properties fo:color="#000000" fo:font-style="normal" fo:text-shadow="none" officeooo:rsid="0063647a" style:font-style-asian="normal" style:font-style-complex="normal"/>
    </style:style>
    <style:style style:name="T137" style:family="text">
      <style:text-properties fo:color="#000000" style:font-name="Arial" fo:font-size="9pt" fo:text-shadow="none" style:text-underline-style="none" officeooo:rsid="00708ad1" fo:background-color="#eeeeee" loext:char-shading-value="0" style:font-size-asian="9pt" style:font-size-complex="9pt"/>
    </style:style>
    <style:style style:name="T138" style:family="text">
      <style:text-properties fo:color="#000000" style:font-name="Arial" fo:font-size="9pt" fo:text-shadow="none" officeooo:rsid="006d4e8e" fo:background-color="#eeeeee" loext:char-shading-value="0" style:font-size-asian="9pt" style:font-size-complex="9pt"/>
    </style:style>
    <style:style style:name="T139" style:family="text">
      <style:text-properties fo:color="#000000" style:font-name="Arial" fo:font-size="9pt" fo:text-shadow="none" officeooo:rsid="006e1653" fo:background-color="#eeeeee" loext:char-shading-value="0" style:font-size-asian="9pt" style:font-size-complex="9pt"/>
    </style:style>
    <style:style style:name="T140" style:family="text">
      <style:text-properties fo:color="#000000" style:font-name="Arial" fo:font-size="9pt" fo:text-shadow="none" officeooo:rsid="0061fa73" fo:background-color="#eeeeee" loext:char-shading-value="0" style:font-size-asian="9pt" style:font-size-complex="9pt"/>
    </style:style>
    <style:style style:name="T141" style:family="text">
      <style:text-properties fo:color="#000000" style:font-name="Arial" fo:text-shadow="none" fo:font-weight="normal" officeooo:rsid="017b571d" style:font-weight-asian="normal" style:font-weight-complex="normal"/>
    </style:style>
    <style:style style:name="T142" style:family="text">
      <style:text-properties fo:color="#000000" style:font-name="Arial" fo:text-shadow="none" fo:font-weight="normal" officeooo:rsid="017b571d" fo:background-color="#eeeeee" loext:char-shading-value="0" style:font-weight-asian="normal" style:font-weight-complex="normal"/>
    </style:style>
    <style:style style:name="T143" style:family="text">
      <style:text-properties fo:color="#000000" fo:font-size="11pt" fo:text-shadow="none" officeooo:rsid="00b15640" style:font-size-asian="11pt" style:font-size-complex="11pt"/>
    </style:style>
    <style:style style:name="T144" style:family="text">
      <style:text-properties fo:color="#000000" fo:font-size="11pt" fo:text-shadow="1pt 1pt" officeooo:rsid="00f6bc2b" style:font-size-asian="11pt" style:font-size-complex="11pt"/>
    </style:style>
    <style:style style:name="T145" style:family="text">
      <style:text-properties fo:color="#000000" fo:font-size="11pt" fo:text-shadow="1pt 1pt" fo:font-weight="bold" officeooo:rsid="011d4e9e" style:font-size-asian="11pt" style:font-weight-asian="bold" style:font-size-complex="11pt" style:font-weight-complex="bold"/>
    </style:style>
    <style:style style:name="T146" style:family="text">
      <style:text-properties fo:color="#000000" fo:font-size="11pt" officeooo:rsid="00d0f03e" style:font-size-asian="11pt" style:font-size-complex="11pt"/>
    </style:style>
    <style:style style:name="T147" style:family="text">
      <style:text-properties fo:color="#000000" fo:background-color="#ffffff" loext:char-shading-value="0"/>
    </style:style>
    <style:style style:name="T148"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49"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50" style:family="text">
      <style:text-properties fo:color="#000000" fo:font-size="9pt" style:font-size-asian="9pt" style:font-size-complex="9pt"/>
    </style:style>
    <style:style style:name="T151" style:family="text">
      <style:text-properties fo:color="#000000" fo:font-size="9pt" officeooo:rsid="017965ab" style:font-size-asian="9pt" style:font-size-complex="9pt"/>
    </style:style>
    <style:style style:name="T152" style:family="text">
      <style:text-properties fo:color="#000000" fo:font-size="9pt" fo:text-shadow="1pt 1pt" officeooo:rsid="01715e19" style:font-size-asian="9pt" style:font-size-complex="9pt"/>
    </style:style>
    <style:style style:name="T153" style:family="text">
      <style:text-properties fo:color="#000000" fo:font-weight="normal" fo:background-color="#81d41a" loext:char-shading-value="0" style:font-weight-asian="normal" style:font-weight-complex="normal"/>
    </style:style>
    <style:style style:name="T154" style:family="text">
      <style:text-properties fo:color="#000000" fo:text-shadow="1pt 1pt" officeooo:rsid="01774615"/>
    </style:style>
    <style:style style:name="T155" style:family="text">
      <style:text-properties officeooo:rsid="005469e9"/>
    </style:style>
    <style:style style:name="T156" style:family="text">
      <style:text-properties style:text-underline-style="none" fo:font-weight="normal" officeooo:rsid="0045f995" style:font-weight-asian="normal" style:font-weight-complex="normal"/>
    </style:style>
    <style:style style:name="T157" style:family="text">
      <style:text-properties style:text-underline-style="none" fo:font-weight="bold" officeooo:rsid="0045f995" style:font-weight-asian="bold" style:font-weight-complex="bold"/>
    </style:style>
    <style:style style:name="T158" style:family="text">
      <style:text-properties style:text-underline-style="none" fo:font-weight="bold" officeooo:rsid="004902d5" style:font-weight-asian="bold" style:font-weight-complex="bold"/>
    </style:style>
    <style:style style:name="T159" style:family="text">
      <style:text-properties style:text-underline-style="none" fo:font-weight="bold" officeooo:rsid="005a0762" style:font-weight-asian="bold" style:font-weight-complex="bold"/>
    </style:style>
    <style:style style:name="T160" style:family="text">
      <style:text-properties style:text-underline-style="none" fo:font-weight="bold" officeooo:rsid="00d0f03e" style:font-weight-asian="bold" style:font-weight-complex="bold"/>
    </style:style>
    <style:style style:name="T161" style:family="text">
      <style:text-properties fo:color="#81d41a" fo:text-shadow="1pt 1pt"/>
    </style:style>
    <style:style style:name="T162" style:family="text">
      <style:text-properties fo:font-weight="bold" style:font-weight-asian="bold" style:font-weight-complex="bold"/>
    </style:style>
    <style:style style:name="T163" style:family="text">
      <style:text-properties fo:background-color="#ffffff" loext:char-shading-value="0"/>
    </style:style>
    <style:style style:name="T164" style:family="text">
      <style:text-properties officeooo:rsid="008ba903"/>
    </style:style>
    <style:style style:name="T165" style:family="text">
      <style:text-properties fo:color="#e6e905" fo:text-shadow="1pt 1pt"/>
    </style:style>
    <style:style style:name="T166" style:family="text">
      <style:text-properties fo:background-color="#dddddd" loext:char-shading-value="0"/>
    </style:style>
    <style:style style:name="T167" style:family="text">
      <style:text-properties officeooo:rsid="0114b715" fo:background-color="#dddddd" loext:char-shading-value="0"/>
    </style:style>
    <style:style style:name="T168" style:family="text">
      <style:text-properties officeooo:rsid="011919bb" fo:background-color="#dddddd" loext:char-shading-value="0"/>
    </style:style>
    <style:style style:name="T169" style:family="text">
      <style:text-properties fo:color="#a1467e" fo:font-weight="bold" fo:background-color="#dddddd" loext:char-shading-value="0" style:font-weight-asian="bold" style:font-weight-complex="bold"/>
    </style:style>
    <style:style style:name="T170"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71" style:family="text">
      <style:text-properties fo:color="#a1467e" fo:font-size="9pt" officeooo:rsid="017965ab" style:font-size-asian="9pt" style:font-size-complex="9pt"/>
    </style:style>
    <style:style style:name="T172" style:family="text">
      <style:text-properties fo:color="#729fcf" fo:font-weight="bold" fo:background-color="#dddddd" loext:char-shading-value="0" style:font-weight-asian="bold" style:font-weight-complex="bold"/>
    </style:style>
    <style:style style:name="T173"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174" style:family="text">
      <style:text-properties fo:color="#729fcf" fo:background-color="#dddddd" loext:char-shading-value="0"/>
    </style:style>
    <style:style style:name="T175" style:family="text">
      <style:text-properties officeooo:rsid="009b4239"/>
    </style:style>
    <style:style style:name="T176" style:family="text">
      <style:text-properties style:text-underline-style="solid" style:text-underline-width="auto" style:text-underline-color="font-color"/>
    </style:style>
    <style:style style:name="T177" style:family="text">
      <style:text-properties officeooo:rsid="00a33ef3"/>
    </style:style>
    <style:style style:name="T178"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79"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80"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181"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182"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183" style:family="text">
      <style:text-properties officeooo:rsid="00aed6bb"/>
    </style:style>
    <style:style style:name="T184" style:family="text">
      <style:text-properties officeooo:rsid="00b2daf1"/>
    </style:style>
    <style:style style:name="T185" style:family="text">
      <style:text-properties officeooo:rsid="00b86e6f"/>
    </style:style>
    <style:style style:name="T186" style:family="text">
      <style:text-properties fo:color="#666666" fo:font-size="9pt" style:font-size-asian="9pt" style:font-size-complex="9pt"/>
    </style:style>
    <style:style style:name="T187" style:family="text">
      <style:text-properties fo:color="#666666" fo:font-size="9pt" officeooo:rsid="00f3b705" style:font-size-asian="9pt" style:font-size-complex="9pt"/>
    </style:style>
    <style:style style:name="T188" style:family="text">
      <style:text-properties fo:color="#666666" officeooo:rsid="014aee38"/>
    </style:style>
    <style:style style:name="T189" style:family="text">
      <style:text-properties fo:color="#666666" officeooo:rsid="014ba941"/>
    </style:style>
    <style:style style:name="T190" style:family="text">
      <style:text-properties fo:color="#ff8000" fo:font-size="9pt" fo:text-shadow="1pt 1pt" style:font-size-asian="9pt" style:font-size-complex="9pt"/>
    </style:style>
    <style:style style:name="T191" style:family="text">
      <style:text-properties fo:background-color="#ffff38" loext:char-shading-value="0"/>
    </style:style>
    <style:style style:name="T192" style:family="text">
      <style:text-properties fo:color="#b85c00" fo:background-color="#dddddd" loext:char-shading-value="0"/>
    </style:style>
    <style:style style:name="T193" style:family="text">
      <style:text-properties officeooo:rsid="0114b715"/>
    </style:style>
    <style:style style:name="T194" style:family="text">
      <style:text-properties fo:background-color="#fff200" loext:char-shading-value="0"/>
    </style:style>
    <style:style style:name="T195" style:family="text">
      <style:text-properties fo:font-size="11pt" fo:font-weight="bold" style:font-size-asian="11pt" style:font-weight-asian="bold" style:font-size-complex="11pt" style:font-weight-complex="bold"/>
    </style:style>
    <style:style style:name="T196" style:family="text">
      <style:text-properties officeooo:rsid="011e57ab"/>
    </style:style>
    <style:style style:name="T197" style:family="text">
      <style:text-properties fo:color="#ffffff" fo:font-weight="normal" fo:background-color="#b85c00" loext:char-shading-value="0" style:font-weight-asian="normal" style:font-weight-complex="normal"/>
    </style:style>
    <style:style style:name="T198" style:family="text">
      <style:text-properties officeooo:rsid="014aee38"/>
    </style:style>
    <style:style style:name="T199" style:family="text">
      <style:text-properties officeooo:rsid="014ba941"/>
    </style:style>
    <style:style style:name="T200" style:family="text">
      <style:text-properties officeooo:rsid="014d7637"/>
    </style:style>
    <style:style style:name="T201" style:family="text">
      <style:text-properties officeooo:rsid="0151eef3"/>
    </style:style>
    <style:style style:name="T202" style:family="text">
      <style:text-properties officeooo:rsid="01784138"/>
    </style:style>
    <style:style style:name="T203" style:family="text">
      <style:text-properties fo:color="#00a933" fo:font-size="9pt" style:font-size-asian="9pt" style:font-size-complex="9pt"/>
    </style:style>
    <style:style style:name="T204" style:family="text">
      <style:text-properties officeooo:rsid="01836d86"/>
    </style:style>
    <style:style style:name="T205" style:family="text">
      <style:text-properties officeooo:rsid="01845cf1"/>
    </style:style>
    <style:style style:name="T206" style:family="text">
      <style:text-properties officeooo:rsid="0052ade6"/>
    </style:style>
    <style:style style:name="T207" style:family="text">
      <style:text-properties officeooo:rsid="018ac829"/>
    </style:style>
    <style:style style:name="T208" style:family="text">
      <style:text-properties officeooo:rsid="019e5fc2"/>
    </style:style>
    <style:style style:name="T209" style:family="text">
      <style:text-properties fo:color="#a1467e" style:font-name="Liberation Serif" fo:font-size="9pt" fo:background-color="#ffffff" style:font-size-asian="9pt" style:font-size-complex="9pt"/>
    </style:style>
    <style:style style:name="T210" style:family="text">
      <style:text-properties fo:color="#000000" style:font-name="Liberation Serif" fo:font-size="9pt" fo:background-color="#ffffff" style:font-size-asian="9pt" style:font-size-complex="9pt"/>
    </style:style>
    <style:style style:name="T211" style:family="text">
      <style:text-properties style:font-name="Liberation Serif" fo:font-size="9pt" style:font-size-asian="9pt" style:font-size-complex="9pt"/>
    </style:style>
    <style:style style:name="T212" style:family="text">
      <style:text-properties fo:color="#b85c00" style:font-name="Liberation Serif" fo:font-size="9pt" style:font-size-asian="9pt" style:font-size-complex="9pt"/>
    </style:style>
    <style:style style:name="T213" style:family="text">
      <style:text-properties fo:color="#b85c00" style:font-name="Liberation Serif" fo:font-size="9pt" fo:font-weight="bold" style:font-size-asian="9pt" style:font-weight-asian="bold" style:font-size-complex="9pt" style:font-weight-complex="bold"/>
    </style:style>
    <style:style style:name="T214" style:family="text">
      <style:text-properties fo:color="#b85c00" style:font-name="Liberation Serif" fo:font-size="9pt" fo:font-style="italic" style:font-size-asian="9pt" style:font-style-asian="italic" style:font-size-complex="9pt" style:font-style-complex="italic"/>
    </style:style>
    <style:style style:name="T215" style:family="text">
      <style:text-properties fo:color="#a1467e" style:font-name="Liberation Serif" fo:font-size="9pt" style:font-size-asian="9pt" style:font-size-complex="9pt"/>
    </style:style>
    <style:style style:name="T216" style:family="text">
      <style:text-properties fo:color="#e8a202" fo:font-size="9pt" fo:font-weight="bold" style:font-size-asian="9pt" style:font-weight-asian="bold" style:font-size-complex="9pt" style:font-weight-complex="bold"/>
    </style:style>
    <style:style style:name="T217" style:family="text">
      <style:text-properties fo:color="#81d41a" fo:font-size="9pt" fo:font-weight="bold" style:font-size-asian="9pt" style:font-weight-asian="bold" style:font-size-complex="9pt" style:font-weight-complex="bold"/>
    </style:style>
    <style:style style:name="T218" style:family="text">
      <style:text-properties fo:font-size="10pt" fo:text-shadow="1pt 1pt" style:text-underline-style="solid" style:text-underline-width="auto" style:text-underline-color="font-color" style:font-size-asian="10pt" style:font-size-complex="10pt"/>
    </style:style>
    <style:style style:name="T219" style:family="text">
      <style:text-properties fo:font-size="10pt" style:text-underline-style="solid" style:text-underline-width="auto" style:text-underline-color="font-color" style:font-size-asian="10pt" style:font-size-complex="10pt"/>
    </style:style>
    <style:style style:name="T220" style:family="text">
      <style:text-properties fo:font-size="10pt" style:text-underline-style="none" style:font-size-asian="10pt" style:font-size-complex="10pt"/>
    </style:style>
    <style:style style:name="T221" style:family="text">
      <style:text-properties fo:font-size="10pt" style:font-size-asian="10pt" style:font-size-complex="10pt"/>
    </style:style>
    <style:style style:name="T2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size="9pt" fo:background-color="#eeeeee" style:font-size-asian="9pt" style:font-size-complex="9pt"/>
    </style:style>
    <style:style style:name="T224" style:family="text">
      <style:text-properties fo:font-size="9pt" style:text-underline-style="none" style:font-size-asian="9pt" style:font-size-complex="9pt"/>
    </style:style>
    <style:style style:name="T225" style:family="text">
      <style:text-properties fo:font-size="9pt" fo:text-shadow="1pt 1pt" style:text-underline-style="none" style:font-size-asian="9pt" style:font-size-complex="9pt"/>
    </style:style>
    <style:style style:name="T226" style:family="text">
      <style:text-properties fo:font-size="9pt" fo:font-style="italic" style:text-underline-style="none" style:font-size-asian="9pt" style:font-style-asian="italic" style:font-size-complex="9pt" style:font-style-complex="italic"/>
    </style:style>
    <style:style style:name="T227"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29"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1"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232"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7" style:family="text">
      <style:text-properties style:font-name="Courier New" fo:font-size="9pt" fo:letter-spacing="0.01cm" style:font-size-asian="9pt" style:font-size-complex="9pt"/>
    </style:style>
    <style:style style:name="T238" style:family="text">
      <style:text-properties style:font-name="Liberation Serif" fo:font-size="9pt" fo:letter-spacing="0.01cm" style:font-size-asian="9pt" style:font-size-complex="9pt"/>
    </style:style>
    <style:style style:name="T239" style:family="text">
      <style:text-properties fo:color="#2a6099" style:font-name="Courier New" fo:font-size="9pt" fo:letter-spacing="0.01cm" fo:font-weight="bold" style:font-size-asian="9pt" style:font-weight-asian="bold" style:font-size-complex="9pt" style:font-weight-complex="bold"/>
    </style:style>
    <style:style style:name="T240" style:family="text">
      <style:text-properties style:font-name="Courier New" fo:font-size="9pt" fo:letter-spacing="0.01cm" fo:font-weight="bold" style:font-size-asian="9pt" style:font-weight-asian="bold" style:font-size-complex="9pt" style:font-weight-complex="bold"/>
    </style:style>
    <style:style style:name="T241" style:family="text">
      <style:text-properties fo:color="#729fcf" style:font-name="Courier New" fo:font-size="9pt" fo:letter-spacing="0.01cm" fo:font-weight="bold" style:font-size-asian="9pt" style:font-weight-asian="bold" style:font-size-complex="9pt" style:font-weight-complex="bold"/>
    </style:style>
    <style:style style:name="T242" style:family="text">
      <style:text-properties fo:color="#b85c00" style:font-name="Courier New" fo:font-size="9pt" fo:letter-spacing="0.01cm" fo:font-weight="bold" style:font-size-asian="9pt" style:font-weight-asian="bold" style:font-size-complex="9pt" style:font-weight-complex="bold"/>
    </style:style>
    <style:style style:name="T243" style:family="text">
      <style:text-properties fo:color="#ff8000" fo:font-size="10pt" fo:text-shadow="none" style:font-size-asian="10pt" style:font-size-complex="10pt"/>
    </style:style>
    <style:style style:name="T244" style:family="text">
      <style:text-properties fo:color="#ff8000" fo:font-size="10pt" fo:text-shadow="1pt 1pt" style:font-size-asian="10pt" style:font-size-complex="10pt"/>
    </style:style>
    <style:style style:name="T245" style:family="text">
      <style:text-properties fo:color="#b85c00" fo:font-size="9pt" fo:font-weight="bold" fo:background-color="#81d41a" style:font-size-asian="9pt" style:font-weight-asian="bold" style:font-size-complex="9pt" style:font-weight-complex="bold"/>
    </style:style>
    <style:style style:name="T246" style:family="text">
      <style:text-properties fo:color="#2a6099" style:font-name="Liberation Serif" fo:font-size="9pt" fo:font-weight="bold" style:font-size-asian="9pt" style:font-weight-asian="bold" style:font-size-complex="9pt" style:font-weight-complex="bold"/>
    </style:style>
    <style:style style:name="T247" style:family="text">
      <style:text-properties style:font-name="Liberation Serif" fo:font-size="9pt" fo:font-style="italic" style:font-size-asian="9pt" style:font-style-asian="italic" style:font-size-complex="9pt" style:font-style-complex="italic"/>
    </style:style>
    <style:style style:name="T248" style:family="text">
      <style:text-properties style:font-name="Liberation Serif" fo:font-size="9pt" fo:font-style="normal" style:font-size-asian="9pt" style:font-style-asian="normal" style:font-size-complex="9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54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66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88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3">Support <text:span text:style-name="T32">localhost</text:span> : <text:span text:style-name="T33">/var/www/html/Lunar_3-9-18/Revisions/Atelier-O_news/S02-E04_Atelier-oNews_chapitre-2/</text:span></text:p>
      <text:p text:style-name="P3"><text:span text:style-name="T33"><text:tab/></text:span><text:span text:style-name="T34">└&gt; git branch </text:span><text:span text:style-name="T3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9"/>
      <text:p text:style-name="P79"/>
      <text:p text:style-name="P5"><text:span text:style-name="T1">Debut video </text:span><text:span text:style-name="T2">correction </text:span><text:span text:style-name="T1">07:</text:span><text:span text:style-name="T3">28</text:span></text:p>
      <text:p text:style-name="P10"/>
      <text:p text:style-name="P6"><text:span text:style-name="T3">L’</text:span><text:span text:style-name="T1">intégration de la page est faites <text:s/>dans le fichier </text:span><text:span text:style-name="T16">index.html</text:span><text:span text:style-name="T1">, on nous explique qu’il faudrait mettre en place un</text:span><text:span text:style-name="T4">e</text:span><text:span text:style-name="T1"> page d’article, </text:span><text:span text:style-name="T5">telle que définie dans la maquette.</text:span></text:p>
      <text:p text:style-name="P11"/>
      <text:p text:style-name="P21"><text:span text:style-name="T107">D</text:span><text:span text:style-name="T106">écoupage des fichiers</text:span><text:span text:style-name="T104"> →</text:span><text:span text:style-name="T36"> <text:tab/><text:tab/><text:tab/><text:tab/><text:tab/><text:tab/><text:tab/><text:tab/><text:tab/><text:tab/> <text:s text:c="8"/></text:span><text:span text:style-name="T37">00:12:10</text:span></text:p>
      <text:p text:style-name="P21"><text:span text:style-name="T97">Etape 1</text:span><text:span text:style-name="T68"> - </text:span><text:span text:style-name="T69">Ajout d’un fichier </text:span><text:span text:style-name="T47">article.html</text:span><text:span text:style-name="T69"> dans le dossier « html » du projet.<text:tab/></text:span></text:p>
      <text:p text:style-name="P81">Puisque l’on doit mettre en place une page article, faisons le maintenant. </text:p>
      <text:p text:style-name="P20"><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138" svg:width="5.927cm" svg:height="5.238cm" svg:x="12.386cm" svg:y="0.164cm"><draw:text-box><text:p text:style-name="P136"><text:span text:style-name="T1">Créer un fichier </text:span><text:span text:style-name="T216">article.html</text:span><text:span text:style-name="T1"> dans le dossier « html ».</text:span></text:p><text:p text:style-name="P133"><text:span text:style-name="T1">Copier le code de </text:span><text:span text:style-name="T217">index.html</text:span><text:span text:style-name="T1"> et coller le dans </text:span><text:span text:style-name="T217">article.html</text:span><text:span text:style-name="T1">. Nous allons garder dans le fichier </text:span><text:span text:style-name="T25">article.html</text:span><text:span text:style-name="T1"> que les parties qui ne changeront pas par rapport à la maquette de la page article.png .</text:span></text:p><text:p text:style-name="P137"><text:span text:style-name="T1"/></text:p><text:p text:style-name="P137"><text:span text:style-name="T1"/></text:p></draw:text-box></draw:frame><text:tab/></text:p>
      <text:p text:style-name="P8"/>
      <text:p text:style-name="P15"><draw:custom-shape text:anchor-type="paragraph" draw:z-index="5" draw:name="Forme3" draw:style-name="gr4" draw:text-style-name="P139"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2"><draw:line text:anchor-type="paragraph" draw:z-index="3" draw:name="Forme1" draw:style-name="gr2" draw:text-style-name="P135" svg:x1="4.794cm" svg:y1="0.792cm" svg:x2="7.532cm" svg:y2="0.242cm"><text:p/></draw:line></text:p>
      <text:p text:style-name="P12"/>
      <text:p text:style-name="P12"/>
      <text:p text:style-name="P12"/>
      <text:p text:style-name="P12"><draw:custom-shape text:anchor-type="paragraph" draw:z-index="8" draw:name="Forme4" draw:style-name="gr5" draw:text-style-name="P140" svg:width="1.44cm" svg:height="0.382cm" svg:x="13.416cm" svg:y="0.122cm"><text:p/><draw:enhanced-geometry svg:viewBox="0 0 21600 21600" draw:type="rectangle" draw:enhanced-path="M 0 0 L 21600 0 21600 21600 0 21600 0 0 Z N"/></draw:custom-shape></text:p>
      <text:p text:style-name="P12"><draw:line text:anchor-type="paragraph" draw:z-index="7" draw:name="Forme1" draw:style-name="gr2" draw:text-style-name="P135" svg:x1="14.066cm" svg:y1="0.138cm" svg:x2="13.092cm" svg:y2="3.479cm"><text:p/></draw:line></text:p>
      <text:p text:style-name="P12"/>
      <text:p text:style-name="P12"/>
      <text:p text:style-name="P12"/>
      <text:p text:style-name="P12"/>
      <text:p text:style-name="P12"/>
      <text:p text:style-name="P12"/>
      <text:p text:style-name="P22"><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73">#</text:span><text:span text:style-name="T55"> </text:span><text:span text:style-name="T59">Modification</text:span><text:span text:style-name="T58"> </text:span><text:span text:style-name="T59">d</text:span><text:span text:style-name="T58">u fichier </text:span><text:span text:style-name="T47">article.html</text:span><text:span text:style-name="T58"> dans le dossier « html » du projet.</text:span></text:p>
      <text:p text:style-name="P61"/>
      <text:p text:style-name="P62"><draw:custom-shape text:anchor-type="paragraph" draw:z-index="9" draw:name="Forme5" draw:style-name="gr6" draw:text-style-name="P140"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59"><text:span text:style-name="T49">D</text:span>onc garder la partie <text:span text:style-name="T46">&lt;!DOCTYPE&gt;</text:span><text:span text:style-name="T67"> et </text:span><text:span text:style-name="T46">&lt;head&gt;</text:span><text:span text:style-name="T67">, ainsi que la partie </text:span><text:span text:style-name="T45">&lt;header&gt;</text:span><text:span text:style-name="T43"> et le titre &lt;h2&gt; avec la balise </text:span><text:span text:style-name="T45">&lt;main&gt;</text:span><text:span text:style-name="T50"> et biensur notre </text:span><text:span text:style-name="T45">&lt;div class= « wrapper »&gt;</text:span><text:span text:style-name="T50"> </text:span><text:span text:style-name="T49">du &lt;body&gt;</text:span></text:p>
      <text:p text:style-name="P61"/>
      <text:p text:style-name="P60"><text:span text:style-name="T49">La partie qui va changer et donc la partie droite encadrée en vert, <text:s/>à la place des articles nous n’aurons qu’1 seul article. </text:span><text:span text:style-name="T53">L</text:span><text:span text:style-name="T51">e </text:span><text:span text:style-name="T52">contenu du </text:span><text:span text:style-name="T51">titre &lt;h2&gt; de la partie droite, </text:span><text:span text:style-name="T53">change aussi.</text:span></text:p>
      <text:p text:style-name="P63"><draw:frame text:anchor-type="paragraph" draw:z-index="10" draw:name="Forme6" draw:style-name="gr7" draw:text-style-name="P143" svg:width="7.536cm" svg:height="1.625cm" svg:x="-0.004cm" svg:y="0.286cm"><draw:text-box><text:p text:style-name="P141"><text:span text:style-name="T218">Video 18:13</text:span><text:span text:style-name="T219"> - </text:span><text:span text:style-name="T218">Convention de nommage des classes</text:span></text:p><text:p text:style-name="P142"><text:span text:style-name="T220">snake_case</text:span></text:p><text:p text:style-name="P142"><text:span text:style-name="T221">BEM</text:span></text:p><text:p text:style-name="P142"><text:span text:style-name="T221">SMACSS</text:span></text:p></draw:text-box></draw:frame></text:p>
      <text:p text:style-name="P63"/>
      <text:p text:style-name="P63"/>
      <text:p text:style-name="P61"/>
      <text:p text:style-name="P16"/>
      <text:p text:style-name="P17"/>
      <text:p text:style-name="P14"><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50">On récupére donc seulement se qui correspond à un post ou un article du fichier index.html et on le colle entre nos balises </text:span><text:span text:style-name="T45">&lt;article&gt;&lt;/article&gt;</text:span><text:span text:style-name="T50">. </text:span><text:span text:style-name="T54">Dans </text:span><text:span text:style-name="T56">article.html</text:span><text:span text:style-name="T54">.</text:span></text:p>
      <text:p text:style-name="P19"/>
      <text:p text:style-name="P19"><draw:custom-shape text:anchor-type="paragraph" draw:z-index="12" draw:name="Forme5" draw:style-name="gr8" draw:text-style-name="P140" svg:width="8.201cm" svg:height="1.567cm" svg:x="0.519cm" svg:y="0.009cm"><text:p/><draw:enhanced-geometry svg:viewBox="0 0 21600 21600" draw:type="rectangle" draw:enhanced-path="M 0 0 L 21600 0 21600 21600 0 21600 0 0 Z N"/></draw:custom-shape></text:p>
      <text:p text:style-name="P18"><text:span text:style-name="T96">Attention</text:span> modifier le CSS pour que l’article prenne les 100 % de la partie droite.</text:p>
      <text:p text:style-name="P19"/>
      <text:p text:style-name="P19"/>
      <text:p text:style-name="P19"/>
      <text:p text:style-name="P13"><text:soft-page-break/></text:p>
      <text:p text:style-name="P13"><draw:frame draw:style-name="fr5" draw:name="Image5" text:anchor-type="paragraph" svg:width="18.461cm" svg:height="6.463cm" draw:z-index="13"><draw:image xlink:href="Pictures/100000000000050B000001C456E2F5780C0D8FB3.png" xlink:type="simple" xlink:show="embed" xlink:actuate="onLoad" loext:mime-type="image/png"/></draw:frame><draw:frame text:anchor-type="paragraph" draw:z-index="14" draw:name="Forme6" draw:style-name="gr9" draw:text-style-name="P145" svg:width="9.173cm" svg:height="1.059cm" svg:x="8.237cm" svg:y="0.296cm"><draw:text-box><text:p text:style-name="P144"><text:span text:style-name="T222">Créer ensuite des balises &lt;p&gt; pour ajouter du contenu à l’article et une balise &lt;a&gt; pour ajouter un lien vers l’index.php</text:span></text:p></draw:text-box></draw:frame><draw:custom-shape text:anchor-type="paragraph" draw:z-index="15" draw:name="Forme7" draw:style-name="gr10" draw:text-style-name="P146"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146"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146"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146"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e8" draw:style-name="gr18" draw:text-style-name="P135" svg:x1="18.182cm" svg:y1="10.192cm" svg:x2="18.182cm" svg:y2="6.608cm"><text:p/></draw:line></text:p>
      <text:p text:style-name="P13"/>
      <text:p text:style-name="P83"><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146"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135" svg:x1="13.374cm" svg:y1="2.985cm" svg:x2="3.323cm" svg:y2="2.985cm"><text:p/></draw:line><draw:line text:anchor-type="paragraph" draw:z-index="24" draw:name="Forme8" draw:style-name="gr15" draw:text-style-name="P135" svg:x1="13.116cm" svg:y1="0.275cm" svg:x2="2.533cm" svg:y2="0.233cm"><text:p/></draw:line><draw:line text:anchor-type="paragraph" draw:z-index="25" draw:name="Forme8" draw:style-name="gr16" draw:text-style-name="P135" svg:x1="2.533cm" svg:y1="0.233cm" svg:x2="2.533cm" svg:y2="0.6cm"><text:p/></draw:line></text:p>
      <text:p text:style-name="P83"><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135" svg:x1="3.323cm" svg:y1="1.588cm" svg:x2="3.323cm" svg:y2="2.519cm"><text:p/></draw:line><draw:line text:anchor-type="paragraph" draw:z-index="26" draw:name="Forme8" draw:style-name="gr17" draw:text-style-name="P135" svg:x1="18.183cm" svg:y1="2.533cm" svg:x2="15.826cm" svg:y2="2.533cm"><text:p/></draw:line>Dans le <text:span text:style-name="T77">fichier </text:span><text:span text:style-name="T82"><text:s/></text:span><text:span text:style-name="T84">index</text:span><text:span text:style-name="T83">.html </text:span><text:s/>pensez à ajouter un lien <text:span text:style-name="T77">à chaque article </text:span>vers la page <text:span text:style-name="T78">article.html</text:span>.</text:p>
      <text:p text:style-name="P83"/>
      <text:p text:style-name="P83"/>
      <text:p text:style-name="P83"/>
      <text:p text:style-name="P83"/>
      <text:p text:style-name="P83"/>
      <text:p text:style-name="P83"/>
      <text:p text:style-name="P83"/>
      <text:p text:style-name="P83"><draw:line text:anchor-type="paragraph" draw:z-index="38" draw:name="Forme13" draw:style-name="gr27" draw:text-style-name="P135" svg:x1="4.297cm" svg:y1="0.362cm" svg:x2="14.161cm" svg:y2="0.362cm"><text:p/></draw:line></text:p>
      <text:p text:style-name="P51"/>
      <text:p text:style-name="P23"><text:span text:style-name="T97">Etape </text:span><text:span text:style-name="T98">2</text:span><text:span text:style-name="T156"> <text:s/>–</text:span><text:span text:style-name="T157"> Factoriser – </text:span><text:span text:style-name="T158">Optimiser – </text:span><text:span text:style-name="T159">Architecture </text:span><text:span text:style-name="T70"><text:tab/><text:tab/><text:tab/><text:tab/><text:tab/> <text:s text:c="36"/></text:span><text:span text:style-name="T71"><text:s/></text:span><text:span text:style-name="T24"><text:s/></text:span><text:span text:style-name="T38">00:</text:span><text:span text:style-name="T40">35:</text:span><text:span text:style-name="T41">45</text:span></text:p>
      <text:p text:style-name="P28"><text:span text:style-name="T74"># </text:span><text:span text:style-name="T109">D</text:span>éplacer les fichiers … <text:span text:style-name="T155">puis Renommer les.</text:span></text:p>
      <text:p text:style-name="P25"><text:span text:style-name="T6">Le code HTML est majoritairement dupliqué entre ces 2 fichiers HTML, </text:span><text:span text:style-name="T17">Index.html</text:span><text:span text:style-name="T6"> et </text:span><text:span text:style-name="T17">article.html</text:span><text:span text:style-name="T6">, factoriser ce code HTML, c’est à dire éviter les répétitions </text:span><text:span text:style-name="T7">dans les fichiers</text:span><text:span text:style-name="T6">.</text:span></text:p>
      <text:p text:style-name="P43"><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140"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140"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140"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147"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147"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3"/>
      <text:p text:style-name="P43"><draw:frame text:anchor-type="paragraph" draw:z-index="34" draw:name="Forme12" draw:style-name="gr24" draw:text-style-name="P148" svg:width="14.422cm" svg:height="0.578cm" svg:x="3.859cm" svg:y="0.175cm"><draw:text-box><text:p text:style-name="P142"><text:span text:style-name="T1">Dans un premier temps copier-coller les fichier </text:span><text:span text:style-name="T16">index.html</text:span><text:span text:style-name="T1"> et </text:span><text:span text:style-name="T16">article.html</text:span><text:span text:style-name="T1"> dans le dossier « </text:span><text:span text:style-name="T223"> php </text:span><text:span text:style-name="T1"> » du projet.</text:span></text:p></draw:text-box></draw:frame><draw:frame text:anchor-type="paragraph" draw:z-index="35" draw:name="Forme12" draw:style-name="gr24" draw:text-style-name="P148" svg:width="14.422cm" svg:height="0.578cm" svg:x="3.902cm" svg:y="2.009cm"><draw:text-box><text:p text:style-name="P142"><text:span text:style-name="T1">Dans un second temps renommer les fichier </text:span><text:span text:style-name="T16">index.html</text:span><text:span text:style-name="T1"> et </text:span><text:span text:style-name="T16">article.html</text:span><text:span text:style-name="T1"> en </text:span><text:span text:style-name="T16">index.</text:span><text:span text:style-name="T217">php</text:span><text:span text:style-name="T1"> et </text:span><text:span text:style-name="T16">article.</text:span><text:span text:style-name="T217">php</text:span><text:span text:style-name="T1"> .</text:span></text:p></draw:text-box></draw:frame><draw:frame text:anchor-type="paragraph" draw:z-index="36" draw:name="Forme12" draw:style-name="gr25" draw:text-style-name="P138" svg:width="14.422cm" svg:height="0.888cm" svg:x="3.888cm" svg:y="3.702cm"><draw:text-box><text:p text:style-name="P137"><text:span text:style-name="T1">Vérifier dans une page web que le contenu s’affiche bien en tapant les URL de chaque fichier dans la barre d’adresse du navigateur.</text:span></text:p></draw:text-box></draw:frame></text:p>
      <text:p text:style-name="P43"/>
      <text:p text:style-name="P43"/>
      <text:p text:style-name="P43"/>
      <text:p text:style-name="P43"/>
      <text:p text:style-name="P43"/>
      <text:p text:style-name="P43"/>
      <text:p text:style-name="P43"/>
      <text:p text:style-name="P43"/>
      <text:p text:style-name="P26"><text:span text:style-name="T72"># </text:span><text:span text:style-name="T110">Analyser le code HTML pour savoir quels contenus factoriser.</text:span></text:p>
      <text:p text:style-name="P52"><draw:frame text:anchor-type="paragraph" draw:z-index="37" draw:name="Forme6" draw:style-name="gr26" draw:text-style-name="P150" svg:width="18.215cm" svg:height="1.782cm" svg:x="-0.004cm" svg:y="0.286cm"><draw:text-box><text:p text:style-name="P149"><text:span text:style-name="T224">Le fichier "</text:span><text:span text:style-name="T225">.keep</text:span><text:span text:style-name="T224">" dans un dossier, permet de faire apparaître un dossier vide quand on versionne le projet avec </text:span><text:span text:style-name="T226">git</text:span><text:span text:style-name="T224">.</text:span></text:p><text:p text:style-name="P149"><text:span text:style-name="T224">On peut le nommer aussi "</text:span><text:span text:style-name="T225">.git</text:span><text:span text:style-name="T224">" ou "</text:span><text:span text:style-name="T225">.gitkeep</text:span><text:span text:style-name="T224">" par convention.</text:span></text:p><text:p text:style-name="P149"><text:span text:style-name="T224">Il ne se voit pas dans l'arboresccence avec caja (l'explorer de Linux) ou avec le terminal car c'est un fichier caché.</text:span></text:p><text:p text:style-name="P149"><text:span text:style-name="T224">Si vous oublier de mettre ce "</text:span><text:span text:style-name="T225">.keep</text:span><text:span text:style-name="T224">" le dossier n'apparaîtrera pas en versionnant avec </text:span><text:span text:style-name="T226">git</text:span><text:span text:style-name="T224">.</text:span></text:p></draw:text-box></draw:frame></text:p>
      <text:p text:style-name="P52"/>
      <text:p text:style-name="P52"/>
      <text:p text:style-name="P52"/>
      <text:p text:style-name="P38"><text:span text:style-name="T116">C</text:span><text:span text:style-name="T115">réer dans le dossier </text:span><text:span text:style-name="T117">php</text:span><text:span text:style-name="T115"> et dans le dossier </text:span><text:span text:style-name="T117">inc</text:span><text:span text:style-name="T115">, un fichier </text:span><text:span text:style-name="T117">header.php </text:span><text:span text:style-name="T122">et</text:span><text:span text:style-name="T118"> footer.php</text:span></text:p>
      <text:p text:style-name="P38"><text:span text:style-name="T116"><text:tab/>- O</text:span><text:span text:style-name="T115">n </text:span><text:span text:style-name="T126">copie-</text:span><text:span text:style-name="T115">colle dans </text:span><text:span text:style-name="T123">l</text:span><text:span text:style-name="T115">e fichier </text:span><text:span text:style-name="T114">header.php</text:span><text:span text:style-name="T122"> </text:span><text:span text:style-name="T115">la partie commune à tous les fichiers qui utiliseront le </text:span><text:span text:style-name="T117">doctyp</text:span><text:span text:style-name="T115">e, le </text:span><text:span text:style-name="T117">header</text:span><text:span text:style-name="T115"> et la balise <text:tab/> <text:s/>d’ouverture </text:span><text:span text:style-name="T111">&lt;main&gt;</text:span><text:span text:style-name="T115">. </text:span><text:span text:style-name="T126">Puis on la supprime des des fichiers </text:span><text:span text:style-name="T134">index.php</text:span><text:span text:style-name="T126"> et </text:span><text:span text:style-name="T134">article.php</text:span><text:span text:style-name="T126">.</text:span></text:p>
      <text:p text:style-name="P39"><text:span text:style-name="T115"><text:tab/>- </text:span><text:span text:style-name="T123">On </text:span><text:span text:style-name="T126">copie-</text:span><text:span text:style-name="T123">colle dans le fichier </text:span><text:span text:style-name="T112">footer.php</text:span><text:span text:style-name="T123"> la partie </text:span><text:span text:style-name="T115">commune à tous les fichiers qui utiliseront </text:span><text:span text:style-name="T124">les balises fermantes &lt;</text:span><text:span text:style-name="T113">/main&gt;</text:span><text:span text:style-name="T124">, <text:tab/>&lt;</text:span><text:span text:style-name="T113">/div&gt;,</text:span><text:span text:style-name="T124"> </text:span><text:span text:style-name="T113">&lt;/body&gt;</text:span><text:span text:style-name="T124"> et </text:span><text:span text:style-name="T113">&lt;/html&gt;</text:span><text:span text:style-name="T124">. </text:span><text:span text:style-name="T126">Puis on la supprime des des fichiers </text:span><text:span text:style-name="T134">index.php</text:span><text:span text:style-name="T126"> et </text:span><text:span text:style-name="T134">article.php</text:span><text:span text:style-name="T126">.</text:span></text:p>
      <text:p text:style-name="P39"><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127">Maintenant il faut reconstituer les </text:span><text:span text:style-name="T136">fichiers</text:span><text:span text:style-name="T135"> index.php</text:span><text:span text:style-name="T127"> et </text:span><text:span text:style-name="T135">article.php</text:span><text:span text:style-name="T127">, avec le contenu des fichiers </text:span><text:span text:style-name="T119">header.php</text:span><text:span text:style-name="T127"> et </text:span><text:span text:style-name="T119">footer.php</text:span></text:p>
      <text:p text:style-name="P41"><text:span text:style-name="T126">U</text:span><text:span text:style-name="T115">tiliser la fonction </text:span><text:span text:style-name="T117">include</text:span><text:span text:style-name="T115"> ou </text:span><text:span text:style-name="T117">require</text:span><text:span text:style-name="T115"> de php pour inclure le header et le footer dans les fichiers concernés.</text:span></text:p>
      <text:p text:style-name="P53"/>
      <text:p text:style-name="P42"><draw:custom-shape text:anchor-type="paragraph" draw:z-index="40" draw:name="Forme9" draw:style-name="gr28" draw:text-style-name="P140"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140"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140" svg:width="3.331cm" svg:height="2.251cm" svg:x="0.25cm" svg:y="-0.019cm"><text:p/><draw:enhanced-geometry svg:viewBox="0 0 21600 21600" draw:type="rectangle" draw:enhanced-path="M 0 0 L 21600 0 21600 21600 0 21600 0 0 Z N"/></draw:custom-shape><text:span text:style-name="T126">P</text:span><text:span text:style-name="T115">our rappel </text:span><text:a xlink:type="simple" xlink:href="http://php.net/manual/fr/function.require.php" text:style-name="Internet_20_link" text:visited-style-name="Visited_20_Internet_20_Link">http://php.net/manual/fr/function.require.php</text:a></text:p>
      <text:p text:style-name="P40"><draw:custom-shape text:anchor-type="paragraph" draw:z-index="42" draw:name="Forme9" draw:style-name="gr30" draw:text-style-name="P140"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140"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135" svg:x1="2.57cm" svg:y1="-0.065cm" svg:x2="5.653cm" svg:y2="3.473cm"><text:p/></draw:line><text:span text:style-name="T115"><text:tab/></text:span><text:span text:style-name="T128">└&gt; le fichier </text:span><text:span text:style-name="T120">article.php</text:span><text:span text:style-name="T128"> est au même niveau que le dossier inc. Donc le chemin ou le path sera :</text:span></text:p>
      <text:p text:style-name="P54"><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135" svg:x1="2.57cm" svg:y1="-0.115cm" svg:x2="5.623cm" svg:y2="0.626cm"><text:p/></draw:line><text:tab/><text:tab/></text:p>
      <text:p text:style-name="P76"><draw:custom-shape text:anchor-type="paragraph" draw:z-index="47" draw:name="Forme9" draw:style-name="gr33" draw:text-style-name="P140"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140" svg:width="5.654cm" svg:height="0.332cm" svg:x="5.731cm" svg:y="-0.074cm"><text:p/><draw:enhanced-geometry svg:viewBox="0 0 21600 21600" draw:type="rectangle" draw:enhanced-path="M 0 0 L 21600 0 21600 21600 0 21600 0 0 Z N"/></draw:custom-shape><text:span text:style-name="T125"><text:tab/></text:span><text:span text:style-name="T129">C’est comme si on avait laisser le code à sa place sauf que maintenant plus besoin de le répéter, si on doit l’utliser dans plusieurs autre page qui utilise le header et le footer.</text:span><text:span text:style-name="T125"><text:tab/></text:span></text:p>
      <text:p text:style-name="P54"/>
      <text:p text:style-name="P54"/>
      <text:p text:style-name="P84"><draw:line text:anchor-type="paragraph" draw:z-index="50" draw:name="Forme13" draw:style-name="gr27" draw:text-style-name="P135" svg:x1="4.297cm" svg:y1="0.362cm" svg:x2="14.161cm" svg:y2="0.362cm"><text:p/></draw:line></text:p>
      <text:p text:style-name="P58"/>
      <text:p text:style-name="P27"><text:span text:style-name="T100">Etape </text:span><text:span text:style-name="T101">3</text:span><text:span text:style-name="T102"> – </text:span><text:span text:style-name="T130">Données dynamiques<text:tab/><text:tab/><text:tab/><text:tab/><text:tab/><text:tab/><text:tab/><text:tab/><text:tab/> <text:s text:c="8"/></text:span><text:span text:style-name="T137">01</text:span><text:span text:style-name="T138">:0</text:span><text:span text:style-name="T139">6</text:span><text:span text:style-name="T140">:</text:span><text:span text:style-name="T139">14</text:span></text:p>
      <text:p text:style-name="P29"><text:span text:style-name="T76"># </text:span><text:span text:style-name="T131">Rendre les données de la page "article" dynamiques</text:span></text:p>
      <text:p text:style-name="P44"><text:span text:style-name="T131">A</text:span><text:span text:style-name="T115">u va reprendre notre fichier </text:span><text:span text:style-name="T121">article.php</text:span><text:span text:style-name="T115">, puis on va </text:span><text:span text:style-name="T133">créer un tableau associatif</text:span><text:span text:style-name="T115"> qui va reprendre toutes les </text:span><text:span text:style-name="T132">proprietés</text:span><text:span text:style-name="T115"> de notre article codées en dur entre nos balises </text:span><text:span text:style-name="T111">&lt;article&gt;&lt;/article&gt;</text:span><text:span text:style-name="T115">.</text:span></text:p>
      <text:p text:style-name="P55">Les clés du tableau seront les noms des propriétés en anglais (title, author, text, category, publish, image) et leur valeur le contenu de ces propriétés.</text:p>
      <text:p text:style-name="P56"><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6"/>
      <text:p text:style-name="P45"><draw:frame text:anchor-type="paragraph" draw:z-index="52" draw:name="Forme15" draw:style-name="gr35" draw:text-style-name="P152" svg:width="4.869cm" svg:height="0.368cm" svg:x="10.31cm" svg:y="0.019cm"><draw:text-box><text:p text:style-name="P151"><text:span text:style-name="T227">title</text:span><text:span text:style-name="T228"> =&gt;</text:span><text:span text:style-name="T229"> Lorem ipsum dolor sit amet</text:span></text:p></draw:text-box></draw:frame><draw:frame text:anchor-type="paragraph" draw:z-index="53" draw:name="Forme15" draw:style-name="gr36" draw:text-style-name="P152" svg:width="4.897cm" svg:height="1.098cm" svg:x="10.252cm" svg:y="2.409cm"><draw:text-box><text:p text:style-name="P151"><text:span text:style-name="T227">image</text:span><text:span text:style-name="T228"> <text:s text:c="4"/>=&gt; </text:span><text:span text:style-name="T229">icon-dar.png</text:span></text:p><text:p text:style-name="P151"><text:span text:style-name="T227">author </text:span><text:span text:style-name="T228"><text:s text:c="4"/>=&gt; </text:span><text:span text:style-name="T229">John Marchill</text:span></text:p><text:p text:style-name="P151"><text:span text:style-name="T227">publish</text:span><text:span text:style-name="T228"> <text:s text:c="2"/>=&gt; </text:span><text:span text:style-name="T229">le 27 mars 2018</text:span></text:p></draw:text-box></draw:frame><draw:frame text:anchor-type="paragraph" draw:z-index="54" draw:name="Forme15" draw:style-name="gr37" draw:text-style-name="P152" svg:width="4.917cm" svg:height="0.368cm" svg:x="10.248cm" svg:y="1.808cm"><draw:text-box><text:p text:style-name="P151"><text:span text:style-name="T227">category</text:span><text:span text:style-name="T228"> =&gt;</text:span><text:span text:style-name="T229"> team</text:span></text:p></draw:text-box></draw:frame><draw:line text:anchor-type="paragraph" draw:z-index="57" draw:name="Forme16" draw:style-name="gr39" draw:text-style-name="P135" svg:x1="10.249cm" svg:y1="1.977cm" svg:x2="9.73cm" svg:y2="1.977cm"><text:p/></draw:line><draw:line text:anchor-type="paragraph" draw:z-index="58" draw:name="Forme16" draw:style-name="gr39" draw:text-style-name="P135" svg:x1="10.329cm" svg:y1="2.6cm" svg:x2="9.696cm" svg:y2="2.612cm"><text:p/></draw:line><draw:line text:anchor-type="paragraph" draw:z-index="59" draw:name="Forme16" draw:style-name="gr39" draw:text-style-name="P135" svg:x1="10.328cm" svg:y1="3.353cm" svg:x2="7.53cm" svg:y2="3.201cm"><text:p/></draw:line><draw:line text:anchor-type="paragraph" draw:z-index="60" draw:name="Forme16" draw:style-name="gr39" draw:text-style-name="P135" svg:x1="10.341cm" svg:y1="3.001cm" svg:x2="7.565cm" svg:y2="2.872cm"><text:p/></draw:line><draw:custom-shape text:anchor-type="paragraph" draw:z-index="61" draw:name="Forme17" draw:style-name="gr40" draw:text-style-name="P147"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147"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135" svg:x1="10.31cm" svg:y1="0.185cm" svg:x2="7.754cm" svg:y2="0.15cm"><text:p/></draw:line></text:p>
      <text:p text:style-name="P45"/>
      <text:p text:style-name="P45"><draw:frame text:anchor-type="paragraph" draw:z-index="64" draw:name="Forme15" draw:style-name="gr42" draw:text-style-name="P155" svg:width="2.449cm" svg:height="2.073cm" svg:x="15.997cm" svg:y="0.231cm"><draw:text-box><text:p text:style-name="P154"><text:span text:style-name="T230">Propriétés codées en dur dans le code HTML</text:span></text:p></draw:text-box></draw:frame></text:p>
      <text:p text:style-name="P45"/>
      <text:p text:style-name="P45"/>
      <text:p text:style-name="P45"/>
      <text:p text:style-name="P45"><draw:frame text:anchor-type="paragraph" draw:z-index="55" draw:name="Forme15" draw:style-name="gr38" draw:text-style-name="P153" svg:width="4.811cm" svg:height="1.146cm" svg:x="10.324cm" svg:y="0.004cm"><draw:text-box><text:p text:style-name="P151"><text:span text:style-name="T227">text</text:span><text:span text:style-name="T228"> =&gt; </text:span><text:span text:style-name="T229">&lt;p&gt;Lorem ipsum … &lt;/p&gt;</text:span></text:p><text:p text:style-name="P151"><text:span text:style-name="T228"><text:s text:c="13"/></text:span><text:span text:style-name="T229">&lt;p&gt;Lorem ipsum … &lt;/p&gt;</text:span></text:p><text:p text:style-name="P151"><text:span text:style-name="T228"><text:s text:c="13"/></text:span><text:span text:style-name="T229">&lt;p&gt;Lorem ipsum … &lt;/p&gt;</text:span></text:p></draw:text-box></draw:frame></text:p>
      <text:p text:style-name="P45"/>
      <text:p text:style-name="P88"/>
      <text:p text:style-name="P64"><draw:custom-shape text:anchor-type="paragraph" draw:z-index="65" draw:name="Forme19" draw:style-name="gr43" draw:text-style-name="P156"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164">pour les afficher, car PHP générA du HTML</text:span>.</text:p>
      <text:p text:style-name="P106"><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140"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140"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140"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160" svg:width="0.895cm" svg:height="0.636cm" svg:x="7.514cm" svg:y="2.549cm"><draw:text-box><text:p text:style-name="P159"><text:span text:style-name="T232">clés</text:span></text:p></draw:text-box></draw:frame><draw:frame text:anchor-type="paragraph" draw:z-index="72" draw:name="Forme22" draw:style-name="gr50" draw:text-style-name="P160" svg:width="1.438cm" svg:height="0.549cm" svg:x="7.179cm" svg:y="3.759cm"><draw:text-box><text:p text:style-name="P159"><text:span text:style-name="T233">valeurs</text:span></text:p></draw:text-box></draw:frame><draw:line text:anchor-type="paragraph" draw:z-index="73" draw:name="Forme16" draw:style-name="gr51" draw:text-style-name="P135" svg:x1="8.299cm" svg:y1="2.933cm" svg:x2="9.767cm" svg:y2="2.944cm"><text:p/></draw:line><draw:line text:anchor-type="paragraph" draw:z-index="74" draw:name="Forme16" draw:style-name="gr52" draw:text-style-name="P135" svg:x1="7.936cm" svg:y1="5.246cm" svg:x2="15.981cm" svg:y2="5.257cm"><text:p/></draw:line><draw:line text:anchor-type="paragraph" draw:z-index="75" draw:name="Forme16" draw:style-name="gr51" draw:text-style-name="P135" svg:x1="8.299cm" svg:y1="2.933cm" svg:x2="9.767cm" svg:y2="2.944cm"><text:p/></draw:line><draw:line text:anchor-type="paragraph" draw:z-index="76" draw:name="Forme16" draw:style-name="gr51" draw:text-style-name="P135" svg:x1="8.299cm" svg:y1="2.933cm" svg:x2="9.767cm" svg:y2="2.944cm"><text:p/></draw:line><draw:line text:anchor-type="paragraph" draw:z-index="77" draw:name="Forme16" draw:style-name="gr53" draw:text-style-name="P135" svg:x1="15.981cm" svg:y1="5.256cm" svg:x2="16.358cm" svg:y2="4.547cm"><text:p/></draw:line><draw:line text:anchor-type="paragraph" draw:z-index="78" draw:name="Forme16" draw:style-name="gr52" draw:text-style-name="P135" svg:x1="7.936cm" svg:y1="5.245cm" svg:x2="7.938cm" svg:y2="4.307cm"><text:p/></draw:line><draw:custom-shape text:anchor-type="paragraph" draw:z-index="81" draw:name="Forme24" draw:style-name="gr56" draw:text-style-name="P161" svg:width="5.837cm" svg:height="1.11cm" svg:x="-0.062cm" svg:y="0.109cm"><text:p/><draw:enhanced-geometry svg:viewBox="0 0 21600 21600" draw:type="rectangle" draw:enhanced-path="M 0 0 L 21600 0 21600 21600 0 21600 0 0 Z N"/></draw:custom-shape>Tableau indexé numériquement</text:p>
      <text:p text:style-name="P85"><draw:custom-shape text:anchor-type="paragraph" draw:z-index="79" draw:name="Forme23" draw:style-name="gr54" draw:text-style-name="P140" svg:width="3.89cm" svg:height="0.551cm" svg:x="1.446cm" svg:y="-0.005cm"><text:p/><draw:enhanced-geometry svg:viewBox="0 0 21600 21600" draw:type="rectangle" draw:enhanced-path="M 0 0 L 21600 0 21600 21600 0 21600 0 0 Z N"/></draw:custom-shape><draw:line text:anchor-type="paragraph" draw:z-index="68" draw:name="Forme16" draw:style-name="gr46" draw:text-style-name="P135" svg:x1="4.595cm" svg:y1="1.663cm" svg:x2="9.509cm" svg:y2="0.545cm"><text:p/></draw:line><text:span text:style-name="T161">$variable</text:span> = <text:span text:style-name="T163">[</text:span><text:span text:style-name="T103">‘…...’</text:span><text:span text:style-name="T163">, </text:span><text:span text:style-name="T103">‘…...’</text:span><text:span text:style-name="T163">, </text:span><text:span text:style-name="T103">‘…...’</text:span><text:span text:style-name="T163">, </text:span><text:span text:style-name="T103">‘…...’</text:span><text:span text:style-name="T147">]</text:span>  ; <text:s text:c="2"/></text:p>
      <text:p text:style-name="P65"/>
      <text:p text:style-name="P104">Tableau associatif (clés =&gt; valeur)</text:p>
      <text:p text:style-name="P89"><draw:frame text:anchor-type="paragraph" draw:z-index="67" draw:name="Forme15" draw:style-name="gr45" draw:text-style-name="P158" svg:width="6.638cm" svg:height="2.102cm" svg:x="-0.092cm" svg:y="0.007cm"><draw:text-box><text:p text:style-name="P157"><text:span text:style-name="T230">Notre tableau associatif est stocké dans une variable </text:span><text:span text:style-name="T231">$article,</text:span><text:span text:style-name="T230"> qui reprends les propriétés et valeurs d’un article.</text:span></text:p><text:p text:style-name="P157"><text:span text:style-name="T230">Cela permet d’organiser les données de façon clair et facile à reprendre.</text:span></text:p></draw:text-box></draw:frame></text:p>
      <text:p text:style-name="P89"/>
      <text:p text:style-name="P89"/>
      <text:p text:style-name="P90"><draw:custom-shape text:anchor-type="paragraph" draw:z-index="80" draw:name="Forme23" draw:style-name="gr55" draw:text-style-name="P140" svg:width="4.853cm" svg:height="0.505cm" svg:x="1.496cm" svg:y="0.222cm"><text:p/><draw:enhanced-geometry svg:viewBox="0 0 21600 21600" draw:type="rectangle" draw:enhanced-path="M 0 0 L 21600 0 21600 21600 0 21600 0 0 Z N"/></draw:custom-shape><text:span text:style-name="T165">$variable</text:span> = [<text:span text:style-name="T169">‘...’</text:span><text:span text:style-name="T166"> =&gt; </text:span><text:span text:style-name="T172">‘...’</text:span>, <text:span text:style-name="T169">‘...’</text:span><text:span text:style-name="T166"> =&gt; </text:span><text:span text:style-name="T172">‘...’</text:span>, <text:span text:style-name="T169">‘...’</text:span><text:span text:style-name="T166"> =&gt; </text:span><text:span text:style-name="T172">‘...’</text:span>] ;</text:p>
      <text:p text:style-name="P101"><text:span text:style-name="T176">Conseil</text:span> : clés en <text:span text:style-name="T78">snake_case</text:span> <text:span text:style-name="T175">et en anglais</text:span>.</text:p>
      <text:p text:style-name="P30"><text:soft-page-break/><text:span text:style-name="T76"># </text:span><text:span text:style-name="T143">Affichage des données du tableau dans la page article.</text:span></text:p>
      <text:p text:style-name="P91"><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135" svg:x1="10.386cm" svg:y1="0.566cm" svg:x2="7.211cm" svg:y2="2.108cm"><text:p/></draw:line>Code à remplacer avec les données du tableau <text:span text:style-name="T162">$article</text:span>, <text:span text:style-name="T177">dans article.php</text:span></text:p>
      <text:p text:style-name="P92"><draw:line text:anchor-type="paragraph" draw:z-index="91" draw:name="Forme26" draw:style-name="gr63" draw:text-style-name="P135" svg:x1="10.386cm" svg:y1="0.515cm" svg:x2="8.497cm" svg:y2="0.319cm"><text:p/></draw:line><draw:custom-shape text:anchor-type="paragraph" draw:z-index="83" draw:name="Forme25" draw:style-name="gr57" draw:text-style-name="P162" svg:width="3.594cm" svg:height="0.334cm" svg:x="3.45cm" svg:y="0.168cm"><text:p/><draw:enhanced-geometry svg:viewBox="0 0 21600 21600" draw:type="rectangle" draw:enhanced-path="M 0 0 L 21600 0 21600 21600 0 21600 0 0 Z N"/></draw:custom-shape>Pour le <text:span text:style-name="T44">titre </text:span><text:span text:style-name="T48">&lt;h2&gt;</text:span><text:span text:style-name="T183"> </text:span>par exemple : </text:p>
      <text:p text:style-name="P86"><draw:line text:anchor-type="paragraph" draw:z-index="90" draw:name="Forme26" draw:style-name="gr64" draw:text-style-name="P135" svg:x1="6.606cm" svg:y1="-0.053cm" svg:x2="7.211cm" svg:y2="0.219cm"><text:p/></draw:line><draw:custom-shape text:anchor-type="paragraph" draw:z-index="84" draw:name="Forme25" draw:style-name="gr58" draw:text-style-name="P162"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2812594292" text:style-name="List_20_1">
        <text:list-item>
          <text:p text:style-name="P126"><draw:custom-shape text:anchor-type="paragraph" draw:z-index="85" draw:name="Forme25" draw:style-name="gr59" draw:text-style-name="P163" svg:width="1.668cm" svg:height="0.269cm" svg:x="6.876cm" svg:y="0.529cm"><text:p/><draw:enhanced-geometry svg:viewBox="0 0 21600 21600" draw:type="rectangle" draw:enhanced-path="M 0 0 L 21600 0 21600 21600 0 21600 0 0 Z N"/></draw:custom-shape><text:span text:style-name="T179">&lt;?php</text:span><text:span text:style-name="T61"> </text:span><text:span text:style-name="T170">echo</text:span><text:span text:style-name="T61"> …….. .. ; </text:span><text:span text:style-name="T179">?&gt;</text:span></text:p>
        </text:list-item>
      </text:list>
      <text:p text:style-name="P87"><draw:custom-shape text:anchor-type="paragraph" draw:z-index="87" draw:name="Forme25" draw:style-name="gr61" draw:text-style-name="P162" svg:width="1.985cm" svg:height="0.267cm" svg:x="4.459cm" svg:y="0.614cm"><text:p/><draw:enhanced-geometry svg:viewBox="0 0 21600 21600" draw:type="rectangle" draw:enhanced-path="M 0 0 L 21600 0 21600 21600 0 21600 0 0 Z N"/></draw:custom-shape><draw:custom-shape text:anchor-type="paragraph" draw:z-index="86" draw:name="Forme25" draw:style-name="gr60" draw:text-style-name="P162" svg:width="1.772cm" svg:height="0.255cm" svg:x="4.598cm" svg:y="0.28cm"><text:p/><draw:enhanced-geometry svg:viewBox="0 0 21600 21600" draw:type="rectangle" draw:enhanced-path="M 0 0 L 21600 0 21600 21600 0 21600 0 0 Z N"/></draw:custom-shape><text:span text:style-name="T61"><text:tab/>Mais non nous allons utiliser la </text:span><text:span text:style-name="T65">syntaxe raccourcie </text:span><text:span text:style-name="T61">de <text:tab/>PHP, </text:span><text:span text:style-name="T62">qui veut dire la même chose, </text:span><text:span text:style-name="T61">c’est à dire ça :</text:span></text:p>
      <text:list xml:id="list102750407226976" text:continue-numbering="true" text:style-name="List_20_1">
        <text:list-item>
          <text:p text:style-name="P127"><draw:custom-shape text:anchor-type="paragraph" draw:z-index="88" draw:name="Forme25" draw:style-name="gr62" draw:text-style-name="P162" svg:width="9.413cm" svg:height="1.017cm" svg:x="0.728cm" svg:y="0.445cm"><text:p/><draw:enhanced-geometry svg:viewBox="0 0 21600 21600" draw:type="rectangle" draw:enhanced-path="M 0 0 L 21600 0 21600 21600 0 21600 0 0 Z N"/></draw:custom-shape><text:span text:style-name="T178">&lt;? =</text:span><text:span text:style-name="T60"> ……….. ; </text:span><text:span text:style-name="T178">?&gt;</text:span></text:p>
        </text:list-item>
      </text:list>
      <text:p text:style-name="P102"><text:span text:style-name="T178"><text:tab/></text:span><text:span text:style-name="T148">Ce qui nous donne :</text:span></text:p>
      <text:list xml:id="list102750093347110" text:continue-numbering="true" text:style-name="List_20_1">
        <text:list-item>
          <text:p text:style-name="P128"><text:span text:style-name="T180">&lt;?=</text:span><text:span text:style-name="T149"> </text:span><text:span text:style-name="T173">$article</text:span><text:span text:style-name="T149">[</text:span><text:span text:style-name="T181">‘title’</text:span><text:span text:style-name="T149">] ;</text:span><text:span text:style-name="T180">?&gt;</text:span></text:p>
        </text:list-item>
      </text:list>
      <text:p text:style-name="P103"><text:span text:style-name="T63">Explications : La </text:span><text:span text:style-name="T64">valeur</text:span><text:span text:style-name="T63"> à la </text:span><text:span text:style-name="T66">clé</text:span><text:span text:style-name="T63"> </text:span><text:span text:style-name="T181">‘title’</text:span><text:span text:style-name="T63"> dans le tableau </text:span><text:span text:style-name="T173">$article</text:span><text:span text:style-name="T63"> sera affichée .</text:span></text:p>
      <text:p text:style-name="P66"><draw:custom-shape text:anchor-type="paragraph" draw:z-index="94" draw:name="Forme25" draw:style-name="gr66" draw:text-style-name="P164" svg:width="3.349cm" svg:height="0.292cm" svg:x="9.006cm" svg:y="0.979cm"><text:p/><draw:enhanced-geometry svg:viewBox="0 0 21600 21600" draw:mirror-horizontal="false" draw:mirror-vertical="false" draw:type="rectangle" draw:enhanced-path="M 0 0 L 21600 0 21600 21600 0 21600 0 0 Z N"/></draw:custom-shape></text:p>
      <text:p text:style-name="P93"><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184">en utilisant le tableau</text:span>.</text:p>
      <text:p text:style-name="P94"><draw:custom-shape text:anchor-type="paragraph" draw:z-index="93" draw:name="Forme25" draw:style-name="gr65" draw:text-style-name="P164" svg:width="3.754cm" svg:height="0.288cm" svg:x="14.085cm" svg:y="0.032cm"><text:p/><draw:enhanced-geometry svg:viewBox="0 0 21600 21600" draw:type="rectangle" draw:enhanced-path="M 0 0 L 21600 0 21600 21600 0 21600 0 0 Z N"/></draw:custom-shape><draw:custom-shape text:anchor-type="paragraph" draw:z-index="95" draw:name="Forme25" draw:style-name="gr67" draw:text-style-name="P164" svg:width="3.368cm" svg:height="0.267cm" svg:x="12.353cm" svg:y="0.646cm"><text:p/><draw:enhanced-geometry svg:viewBox="0 0 21600 21600" draw:type="rectangle" draw:enhanced-path="M 0 0 L 21600 0 21600 21600 0 21600 0 0 Z N"/></draw:custom-shape><draw:custom-shape text:anchor-type="paragraph" draw:z-index="96" draw:name="Forme25" draw:style-name="gr68" draw:text-style-name="P164" svg:width="3.465cm" svg:height="0.255cm" svg:x="10.074cm" svg:y="0.945cm"><text:p/><draw:enhanced-geometry svg:viewBox="0 0 21600 21600" draw:type="rectangle" draw:enhanced-path="M 0 0 L 21600 0 21600 21600 0 21600 0 0 Z N"/></draw:custom-shape><draw:custom-shape text:anchor-type="paragraph" draw:z-index="97" draw:name="Forme25" draw:style-name="gr69" draw:text-style-name="P164" svg:width="3.617cm" svg:height="0.288cm" svg:x="9.922cm" svg:y="1.238cm"><text:p/><draw:enhanced-geometry svg:viewBox="0 0 21600 21600" draw:type="rectangle" draw:enhanced-path="M 0 0 L 21600 0 21600 21600 0 21600 0 0 Z N"/></draw:custom-shape><draw:custom-shape text:anchor-type="paragraph" draw:z-index="98" draw:name="Forme25" draw:style-name="gr70" draw:text-style-name="P164" svg:width="3.349cm" svg:height="0.295cm" svg:x="5.842cm" svg:y="2.141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185">lui même stocké dans une variable.</text:span></text:p>
      <text:p text:style-name="P94"/>
      <text:p text:style-name="P98"/>
      <text:p text:style-name="P96"><draw:frame text:anchor-type="paragraph" draw:z-index="99" draw:name="Forme27" draw:style-name="gr71" draw:text-style-name="P168" svg:width="14.579cm" svg:height="2.934cm" svg:x="0.097cm" svg:y="0.171cm"><draw:text-box><text:p text:style-name="P165"><text:span text:style-name="T234">Fiche recap</text:span><text:span text:style-name="T235"> : </text:span></text:p><text:p text:style-name="P166"><text:span text:style-name="T236"><text:a xlink:href="https://github.com/O-clock-Alumni/fiches-recap/blob/master/php/syntaxe.md#tableau-associatifs" xlink:type="simple">https://github.com/O-clock-Alumni/fiches-recap/blob/master/php/syntaxe.md#tableau-associatifs</text:a></text:span></text:p><text:p text:style-name="P166"><text:span text:style-name="T236"><text:a xlink:href="https://github.com/O-clock-Alumni/fiches-recap/blob/master/php/syntaxe.md#un-peu-de-html-avec-ça-" xlink:type="simple">https://github.com/O-clock-Alumni/fiches-recap/blob/master/php/syntaxe.md#un-peu-de-html-avec-%C3%A7a-</text:a></text:span></text:p><text:p text:style-name="P166"><text:span text:style-name="T235"/></text:p><text:p text:style-name="P167"><text:span text:style-name="T234">Ressources</text:span><text:span text:style-name="T235"> :</text:span></text:p><text:p text:style-name="P166"><text:span text:style-name="T236"><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7"/>
      <text:p text:style-name="P95"/>
      <text:p text:style-name="P95"/>
      <text:p text:style-name="P95"/>
      <text:p text:style-name="P95"/>
      <text:p text:style-name="P80"/>
      <text:p text:style-name="P100"><text:span text:style-name="T182">Video n° 2 du matin.</text:span><text:span text:style-name="T57"> </text:span></text:p>
      <text:p text:style-name="P105">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2">localhost</text:span> : <text:span text:style-name="T33">/var/www/html/Lunar_3-9-18/Revisions/Atelier-O_news/S02-E04_Atelier-oNews_chapitre-2/</text:span></text:p>
      <text:p text:style-name="P4"><text:span text:style-name="T33"><text:tab/></text:span><text:span text:style-name="T34">└&gt; git branch </text:span><text:span text:style-name="T35">working_directory</text:span></text:p>
      <text:p text:style-name="P2">Support Video : </text:p>
      <text:p text:style-name="P2"><text:tab/>└&gt; <text:span text:style-name="T1">/media/sf_win_Linux_Partage/A_utiliser_dans_LInux/Lunar/Video_Cours/Saison-2-PHP_bases/S02E05-Formulaires</text:span></text:p>
      <text:p text:style-name="P99"><text:tab/>└&gt; <text:span text:style-name="T1">Fichier : RED - </text:span><text:span text:style-name="T8">2</text:span><text:span text:style-name="T1"> – Correction </text:span><text:span text:style-name="T8">suite</text:span><text:span text:style-name="T1">.mp4</text:span></text:p>
      <text:p text:style-name="P97"/>
      <text:p text:style-name="P24"><text:span text:style-name="T97">Etape </text:span><text:span text:style-name="T99">4</text:span><text:span text:style-name="T156"> –</text:span><text:span text:style-name="T157"> </text:span><text:span text:style-name="T160">Navigation dynamique</text:span><text:span text:style-name="T158"> – </text:span><text:span text:style-name="T159">Architecture </text:span><text:span text:style-name="T70"><text:tab/><text:tab/><text:tab/><text:tab/><text:tab/> <text:s text:c="36"/></text:span><text:span text:style-name="T71"><text:s/></text:span><text:span text:style-name="T24"><text:s/></text:span><text:span text:style-name="T38">00:</text:span><text:span text:style-name="T39">00</text:span><text:span text:style-name="T40">:</text:span><text:span text:style-name="T42">00</text:span></text:p>
      <text:p text:style-name="P109"><text:soft-page-break/><text:span text:style-name="T74"># </text:span><text:span text:style-name="T146">rendre le menu de gauche dynamique</text:span><text:span text:style-name="T9">.</text:span></text:p>
      <text:p text:style-name="P108"><text:span text:style-name="T13">└&gt; </text:span><text:span text:style-name="T9">A</text:span><text:span text:style-name="T1">vant toutes choses un peu d’</text:span><text:span text:style-name="T186">architecture </text:span><text:span text:style-name="T150">et</text:span><text:span text:style-name="T187"> </text:span><text:span text:style-name="T1">de </text:span><text:span text:style-name="T186">découpage</text:span><text:span text:style-name="T1"> de fichier. </text:span></text:p>
      <text:p text:style-name="P31"><text:span text:style-name="T1">Nous voulons rendre le </text:span><text:span text:style-name="T25">menu de navigation dynamique</text:span><text:span text:style-name="T1"> qui est sur la partie gauche de la page. Nous allons le séparer du </text:span><text:span text:style-name="T25">header</text:span><text:span text:style-name="T1"> pour le mettre dans un fichier à part afin que cela soit plus lisible.</text:span></text:p>
      <text:p text:style-name="P31"><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21">header.php</text:span><text:span text:style-name="T1">.</text:span></text:p>
      <text:p text:style-name="P32"><draw:line text:anchor-type="paragraph" draw:z-index="103" draw:name="Forme29" draw:style-name="gr74" draw:text-style-name="P135" svg:x1="4.734cm" svg:y1="0.619cm" svg:x2="4.734cm" svg:y2="3.337cm"><text:p/></draw:line><draw:line text:anchor-type="paragraph" draw:z-index="104" draw:name="Forme29" draw:style-name="gr74" draw:text-style-name="P135" svg:x1="4.734cm" svg:y1="0.619cm" svg:x2="3.145cm" svg:y2="0.619cm"><text:p/></draw:line><text:span text:style-name="T29">Copier</text:span><text:span text:style-name="T1"> le la partie de code HTML entre les 2 balises &lt;ul&gt;. </text:span></text:p>
      <text:p text:style-name="P47"/>
      <text:p text:style-name="P33"><draw:line text:anchor-type="paragraph" draw:z-index="110" draw:name="Forme29" draw:style-name="gr13" draw:text-style-name="P135" svg:x1="2.647cm" svg:y1="0.637cm" svg:x2="2.06cm" svg:y2="0.637cm"><text:p/></draw:line><draw:line text:anchor-type="paragraph" draw:z-index="111" draw:name="Forme29" draw:style-name="gr14" draw:text-style-name="P135" svg:x1="2.648cm" svg:y1="3.997cm" svg:x2="2.662cm" svg:y2="0.637cm"><text:p/></draw:line><text:span text:style-name="T1">Dans le dossier </text:span><text:span text:style-name="T18">php/</text:span><text:span text:style-name="T16">inc</text:span><text:span text:style-name="T1">, créer un fichier </text:span><text:span text:style-name="T27"><text:s/></text:span><text:span text:style-name="T22">nav.php </text:span><text:span text:style-name="T1">.</text:span></text:p>
      <text:p text:style-name="P48"><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135" svg:x1="6.138cm" svg:y1="0.635cm" svg:x2="4.734cm" svg:y2="0.635cm"><text:p/></draw:line><draw:custom-shape text:anchor-type="paragraph" draw:z-index="106" draw:name="Forme28" draw:style-name="gr75" draw:text-style-name="P170"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170"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170"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170"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169" svg:width="11.992cm" svg:height="0.893cm" svg:x="6.272cm" svg:y="0.242cm"><text:p/><draw:enhanced-geometry svg:viewBox="0 0 21600 21600" draw:type="rectangle" draw:enhanced-path="M 0 0 L 21600 0 21600 21600 0 21600 0 0 Z N"/></draw:custom-shape></text:p>
      <text:p text:style-name="P48"/>
      <text:p text:style-name="P48"><draw:custom-shape text:anchor-type="paragraph" draw:z-index="114" draw:name="Forme31" draw:style-name="gr80" draw:text-style-name="P147"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8"/>
      <text:p text:style-name="P48"/>
      <text:p text:style-name="P34"><draw:custom-shape text:anchor-type="paragraph" draw:z-index="113" draw:name="Forme30" draw:style-name="gr79" draw:text-style-name="P171"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3">nav.php</text:span><text:span text:style-name="T19"> </text:span><text:span text:style-name="T11">et</text:span><text:span text:style-name="T20"> </text:span><text:span text:style-name="T30">c</text:span><text:span text:style-name="T31">oller</text:span><text:span text:style-name="T10"> le code </text:span><text:span text:style-name="T11">à l’intérieur. S</text:span><text:span text:style-name="T10">upprimer le du fichier </text:span><text:span text:style-name="T26">header.php</text:span><text:span text:style-name="T10"> ensuite.</text:span></text:p>
      <text:p text:style-name="P49"/>
      <text:p text:style-name="P49"/>
      <text:p text:style-name="P49"/>
      <text:p text:style-name="P49"><draw:custom-shape text:anchor-type="paragraph" draw:z-index="118" draw:name="Forme31" draw:style-name="gr82" draw:text-style-name="P147"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5"><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6"><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169"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135" svg:x1="9.495cm" svg:y1="0.961cm" svg:x2="10.885cm" svg:y2="0.614cm"><text:p/></draw:line><draw:custom-shape text:anchor-type="paragraph" draw:z-index="120" draw:name="Forme28" draw:style-name="gr84" draw:text-style-name="P169"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6">require</text:span><text:span text:style-name="T1"> ou un </text:span><text:span text:style-name="T16">include</text:span><text:span text:style-name="T1"> le fichier </text:span><text:span text:style-name="T28">nav.php</text:span><text:span text:style-name="T12"> </text:span><text:span text:style-name="T1">dans </text:span><text:span text:style-name="T16">header.php</text:span><text:span text:style-name="T1">.</text:span></text:p>
      <text:p text:style-name="P50"/>
      <text:p text:style-name="P50"/>
      <text:p text:style-name="P111"><text:span text:style-name="T74"># </text:span><text:span text:style-name="T144">Rendre dynamique le menu</text:span><text:span text:style-name="T9">.</text:span></text:p>
      <text:p text:style-name="P107"><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171"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135" svg:x1="10.813cm" svg:y1="1.512cm" svg:x2="0.817cm" svg:y2="1.478cm"><text:p/></draw:line><draw:line text:anchor-type="paragraph" draw:z-index="124" draw:name="Forme29" draw:style-name="gr86" draw:text-style-name="P135" svg:x1="0.817cm" svg:y1="1.175cm" svg:x2="0.817cm" svg:y2="1.478cm"><text:p/></draw:line><draw:line text:anchor-type="paragraph" draw:z-index="125" draw:name="Forme29" draw:style-name="gr87" draw:text-style-name="P135" svg:x1="11.09cm" svg:y1="1.356cm" svg:x2="10.813cm" svg:y2="1.511cm"><text:p/></draw:line><text:span text:style-name="T9">C</text:span><text:span text:style-name="T1">omme pour la page article on va créer dans le fichier </text:span><text:span text:style-name="T16">nav.php</text:span><text:span text:style-name="T1"> un tableau associatif, donc clés / valeurs, contenant à chaque clé une valeur correspondant à un </text:span><text:span text:style-name="T190">intitulé</text:span><text:span text:style-name="T1"> du menu de navigation.</text:span></text:p>
      <text:p text:style-name="P116"><draw:line text:anchor-type="paragraph" draw:z-index="135" draw:name="Forme29" draw:style-name="gr34" draw:text-style-name="P135" svg:x1="13.637cm" svg:y1="1.313cm" svg:x2="12.85cm" svg:y2="0.101cm"><text:p/></draw:line><draw:line text:anchor-type="paragraph" draw:z-index="136" draw:name="Forme29" draw:style-name="gr34" draw:text-style-name="P135" svg:x1="16.752cm" svg:y1="1.251cm" svg:x2="16.872cm" svg:y2="0.055cm"><text:p/></draw:line><draw:line text:anchor-type="paragraph" draw:z-index="137" draw:name="Forme29" draw:style-name="gr34" draw:text-style-name="P135" svg:x1="14.817cm" svg:y1="1.267cm" svg:x2="14.817cm" svg:y2="0.055cm"><text:p/></draw:line></text:p>
      <text:p text:style-name="P116"><draw:custom-shape text:anchor-type="paragraph" draw:z-index="138" draw:name="Forme33" draw:style-name="gr95" draw:text-style-name="P135"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6"><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164"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172"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172"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172"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172"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172"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138" svg:width="10.221cm" svg:height="2.177cm" svg:x="8.133cm" svg:y="3.447cm"><draw:text-box><text:p text:style-name="P137"><text:span text:style-name="T1">On affiche dans le menu de navigation la ‘</text:span><text:span text:style-name="T16">valeur</text:span><text:span text:style-name="T1">’ contenu à la </text:span><text:span text:style-name="T16">[‘clé’]</text:span><text:span text:style-name="T1"> du tableau </text:span><text:span text:style-name="T16">$nav</text:span><text:span text:style-name="T1">.</text:span></text:p><text:p text:style-name="P137"><text:span text:style-name="T1"/></text:p><text:p text:style-name="P137"><text:span text:style-name="T237"><text:tab/></text:span><text:span text:style-name="T238">Ex : </text:span><text:span text:style-name="T239">&lt;?=</text:span><text:span text:style-name="T240"> </text:span><text:span text:style-name="T241">$nav</text:span><text:span text:style-name="T240">[</text:span><text:span text:style-name="T242">‘contact’</text:span><text:span text:style-name="T240">]; </text:span><text:span text:style-name="T239">?&gt;</text:span></text:p></draw:text-box></draw:frame><draw:custom-shape text:anchor-type="paragraph" draw:z-index="139" draw:name="Forme33" draw:style-name="gr96" draw:text-style-name="P135"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135" svg:x1="2.731cm" svg:y1="2.115cm" svg:x2="2.731cm" svg:y2="4.745cm"><text:p/></draw:line><draw:frame text:anchor-type="paragraph" draw:z-index="142" draw:name="Forme34" draw:style-name="gr97" draw:text-style-name="P173" svg:width="3.5cm" svg:height="0.927cm" svg:x="2.914cm" svg:y="3.066cm"><draw:text-box><text:p><text:span text:style-name="T243">Retourne la </text:span><text:span text:style-name="T244">valeur </text:span><text:span text:style-name="T243">de la clé demandée.</text:span></text:p></draw:text-box></draw:frame><draw:frame text:anchor-type="paragraph" draw:z-index="143" draw:name="Forme34" draw:style-name="gr97" draw:text-style-name="P173" svg:width="3.5cm" svg:height="0.927cm" svg:x="2.914cm" svg:y="3.066cm"><draw:text-box><text:p><text:span text:style-name="T243">Retourne la </text:span><text:span text:style-name="T244">valeur </text:span><text:span text:style-name="T243">de la </text:span><text:span text:style-name="T244">clé demandée</text:span><text:span text:style-name="T243">.</text:span></text:p></draw:text-box></draw:frame><draw:line text:anchor-type="paragraph" draw:z-index="144" draw:name="Forme29" draw:style-name="gr98" draw:text-style-name="P135" svg:x1="3.789cm" svg:y1="3.992cm" svg:x2="3.803cm" svg:y2="5.183cm"><text:p/></draw:line><draw:line text:anchor-type="paragraph" draw:z-index="140" draw:name="Forme29" draw:style-name="gr87" draw:text-style-name="P135" svg:x1="9.377cm" svg:y1="4.745cm" svg:x2="2.731cm" svg:y2="4.745cm"><text:p/></draw:line><draw:line text:anchor-type="paragraph" draw:z-index="145" draw:name="Forme29" draw:style-name="gr99" draw:text-style-name="P135" svg:x1="12.975cm" svg:y1="5.177cm" svg:x2="3.803cm" svg:y2="5.182cm"><text:p/></draw:line><draw:line text:anchor-type="paragraph" draw:z-index="146" draw:name="Forme29" draw:style-name="gr99" draw:text-style-name="P135" svg:x1="12.961cm" svg:y1="4.909cm" svg:x2="12.961cm" svg:y2="5.177cm"><text:p/></draw:line></text:p>
      <text:p text:style-name="P116"/>
      <text:p text:style-name="P116"/>
      <text:p text:style-name="P116"/>
      <text:p text:style-name="P116"/>
      <text:p text:style-name="P116"/>
      <text:p text:style-name="P116"/>
      <text:p text:style-name="P116"/>
      <text:p text:style-name="P116"/>
      <text:p text:style-name="P116"/>
      <text:p text:style-name="P116"/>
      <text:p text:style-name="P114">Mais nous allons utiliser un autre type de tableaux ...</text:p>
      <text:p text:style-name="P117">Nous allons utiliser un autre type de tableau <text:span text:style-name="T205">car nous avons besoin ici de 2 choses, le lien et le texte à afficher dans la page web. Nous utiliserons </text:span>une boucle qui nous permettra de parcourir chaque &lt;li&gt; et <text:span text:style-name="T204">chaque lien</text:span> &lt;a&gt; <text:span text:style-name="T205">avec un attribut </text:span><text:span text:style-name="T80">href</text:span><text:span text:style-name="T205"> dynamique, ainsi que le texte à afficher correspondant au lien lui aussi dynamique.</text:span></text:p>
      <text:p text:style-name="P37"><text:soft-page-break/><text:span text:style-name="T74"># </text:span><text:span text:style-name="T206">Autre façon de créer et d’utiliser un tableau avec le tableau multidimentionnel</text:span></text:p>
      <text:p text:style-name="P115"><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135" svg:x1="1.422cm" svg:y1="0.011cm" svg:x2="8.386cm" svg:y2="0.011cm"><text:p/></draw:line><draw:line text:anchor-type="paragraph" draw:z-index="148" draw:name="Forme36" draw:style-name="gr101" draw:text-style-name="P135" svg:x1="6.881cm" svg:y1="1.113cm" svg:x2="6.846cm" svg:y2="1.101cm"><text:p/></draw:line><draw:line text:anchor-type="paragraph" draw:z-index="149" draw:name="Forme35" draw:style-name="gr100" draw:text-style-name="P135" svg:x1="1.439cm" svg:y1="0.367cm" svg:x2="8.373cm" svg:y2="0.379cm"><text:p/></draw:line>$tableau = <text:span text:style-name="T191">array( </text:span><text:span text:style-name="T194">[</text:span><text:span text:style-name="T174">clé</text:span><text:span text:style-name="T166"> =&gt; </text:span><text:span text:style-name="T192">valeur</text:span><text:span text:style-name="T194">]</text:span><text:span text:style-name="T191">, </text:span><text:span text:style-name="T194">[</text:span><text:span text:style-name="T174">clé</text:span><text:span text:style-name="T166"> =&gt; </text:span><text:span text:style-name="T192">valeur</text:span><text:span text:style-name="T194">]</text:span><text:span text:style-name="T191">,</text:span><text:span text:style-name="T194">[</text:span><text:span text:style-name="T174">clé</text:span><text:span text:style-name="T166"> =&gt; </text:span><text:span text:style-name="T192">valeur</text:span><text:span text:style-name="T194">] </text:span><text:span text:style-name="T191">)</text:span> ; <text:s/><text:span text:style-name="T193">soit un tableau indexé </text:span><text:span text:style-name="T81">array()</text:span><text:span text:style-name="T193"> dans lequel il y a 3 tableaux associatifs. Ou à <text:tab/><text:tab/><text:tab/><text:tab/><text:tab/><text:tab/><text:tab/>chaque index un </text:span><text:span text:style-name="T167">[tableau associatif</text:span><text:span text:style-name="T168">]</text:span><text:span text:style-name="T193">.</text:span></text:p>
      <text:p text:style-name="P124"><text:span text:style-name="T202">Vidèo → </text:span>31:13 </text:p>
      <text:p text:style-name="P124"><draw:custom-shape text:anchor-type="paragraph" draw:z-index="151" draw:name="Forme37" draw:style-name="gr102" draw:text-style-name="P174"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176" svg:width="2.167cm" svg:height="0.394cm" svg:x="4.897cm" svg:y="0.134cm"><draw:text-box><text:p text:style-name="P175"><text:span text:style-name="T228">Clé ou index 0</text:span></text:p></draw:text-box></draw:frame><draw:line text:anchor-type="paragraph" draw:z-index="155" draw:name="Forme39" draw:style-name="gr106" draw:text-style-name="P135" svg:x1="4.896cm" svg:y1="0.258cm" svg:x2="0.788cm" svg:y2="0.364cm"><text:p/></draw:line><text:span text:style-name="T75"># </text:span><text:span text:style-name="T145">P</text:span><text:span text:style-name="T195">arcourir un tableau :</text:span></text:p>
      <text:p text:style-name="P112">La boucle foreach →<text:span text:style-name="T196"> </text:span><text:a xlink:type="simple" xlink:href="http://php.net/manual/fr/control-structures.foreach.php" text:style-name="Internet_20_link" text:visited-style-name="Visited_20_Internet_20_Link"><text:span text:style-name="T85">http://php.net/manual/fr/control-structures.foreach.php</text:span></text:a></text:p>
      <text:p text:style-name="P73"><draw:custom-shape text:anchor-type="paragraph" draw:z-index="156" draw:name="Forme40" draw:style-name="gr107" draw:text-style-name="P140"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178" svg:width="2.488cm" svg:height="0.368cm" svg:x="5.359cm" svg:y="0.464cm"><draw:text-box><text:p text:style-name="P177"><text:span text:style-name="T228">Valeur à l’index 1</text:span></text:p></draw:text-box></draw:frame><draw:line text:anchor-type="paragraph" draw:z-index="158" draw:name="Forme39" draw:style-name="gr109" draw:text-style-name="P179" svg:x1="5.359cm" svg:y1="0.751cm" svg:x2="4.902cm" svg:y2="0.751cm"><text:p/></draw:line><draw:custom-shape text:anchor-type="paragraph" draw:z-index="159" draw:name="Forme37" draw:style-name="gr104" draw:text-style-name="P146"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5">Pour accèder aux valeur dans mon tableau, non pas une par une, mais pour l’ensemble de celles-ci il me faut utiliser une boucle. La boucle la plus adaptée pour ça et </text:span>foreach<text:span text:style-name="T85">.</text:span></text:p>
      <text:p text:style-name="P68"><draw:custom-shape text:anchor-type="paragraph" draw:z-index="152" draw:name="Forme37" draw:style-name="gr103" draw:text-style-name="P174"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8">Dans le cas de notre tableau ci-contre les clés sont des indexes du tableau.</text:p>
      <text:p text:style-name="P46"><text:span text:style-name="T87"><text:tab/>$nav = </text:span><text:span text:style-name="T105">array(</text:span><text:span text:style-name="T85"> </text:span><text:span text:style-name="T93">[0]</text:span><text:span text:style-name="T85">, </text:span><text:span text:style-name="T93">[1]</text:span><text:span text:style-name="T85">, </text:span><text:span text:style-name="T93">[2]</text:span><text:span text:style-name="T91">, </text:span><text:span text:style-name="T94">[3]</text:span><text:span text:style-name="T85"> </text:span><text:span text:style-name="T105">) ;</text:span></text:p>
      <text:p text:style-name="P113"><text:span text:style-name="T85">Ce qui nous interesse c’est la valeur contenue dans chaque clé, </text:span><text:span text:style-name="T86">qui est elle mêm</text:span><text:span text:style-name="T88">e</text:span><text:span text:style-name="T86"> un tableau, mais associatif </text:span><text:span text:style-name="T89">avec 2 entrées</text:span><text:span text:style-name="T86">.</text:span></text:p>
      <text:p text:style-name="P82"><draw:custom-shape text:anchor-type="paragraph" draw:z-index="153" draw:name="Forme37" draw:style-name="gr104" draw:text-style-name="P146"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135" svg:x1="10.825cm" svg:y1="-0.011cm" svg:x2="16.103cm" svg:y2="0.008cm"><text:p/></draw:line><draw:line text:anchor-type="paragraph" draw:z-index="161" draw:name="Forme41" draw:style-name="gr110" draw:text-style-name="P135" svg:x1="10.825cm" svg:y1="0.356cm" svg:x2="16.11cm" svg:y2="0.379cm"><text:p/></draw:line><text:span text:style-name="T91"><text:tab/></text:span><text:span text:style-name="T93">[0]</text:span><text:span text:style-name="T85"> =&gt; tableau </text:span><text:span text:style-name="T91">[ </text:span><text:span text:style-name="T153"><text:s/></text:span><text:span text:style-name="T197">‘link’ =&gt; ‘plan’</text:span><text:span text:style-name="T153">, </text:span><text:span text:style-name="T197">‘texte’ =&gt; ‘Plan du site’</text:span><text:span text:style-name="T95"> </text:span><text:span text:style-name="T91"><text:s/>]</text:span></text:p>
      <text:p text:style-name="P74"><text:span text:style-name="T91">Donc chaque inde</text:span><text:span text:style-name="T92">x</text:span><text:span text:style-name="T91"> est une clé qui contient elle même un tableau associatif avec clés / valeurs.</text:span></text:p>
      <text:p text:style-name="P69"/>
      <text:p text:style-name="P75"><text:span text:style-name="T85">Ce que nous voulons atteindre se sont les valeurs du tableau associatif de chaque index. </text:span><text:span text:style-name="T90">Nous n’avons pas besoin de l’index.</text:span></text:p>
      <text:p text:style-name="P72"/>
      <text:p text:style-name="P120"><text:span text:style-name="T201">S</text:span>i j'écris mon <text:span text:style-name="T162">foreach</text:span> avec $var1 =&gt; $var2 je vais obtenir une var<text:span text:style-name="T198">ia</text:span>ble qui ne me servira à rien, car $var1 va contenir mes clé (0,1,2,3,.…)  : <text:s/></text:p>
      <text:p text:style-name="P120"><text:span text:style-name="T200">└&gt; </text:span><text:span text:style-name="T79">foreach (tableau as clés =&gt; valeurs) - </text:span><text:span text:style-name="T188">Syntaxe =&gt;</text:span><text:span text:style-name="T198"> </text:span><text:span text:style-name="T162">foreach ($nav as $var1 =&gt; $var2)</text:span></text:p>
      <text:p text:style-name="P70"/>
      <text:p text:style-name="P119">Du coup je ne donne pas l'argument =&gt; $var2. Ainsi ma $avr1 va contenir directement la valeur et aucune variable ne contiendra la clé actuellement parcourue.</text:p>
      <text:p text:style-name="P119"><text:span text:style-name="T200">└&gt; </text:span><text:span text:style-name="T79">foreach (tableau as valeurs) - </text:span><text:span text:style-name="T189">Syntaxe =&gt;</text:span><text:span text:style-name="T199"> </text:span><text:span text:style-name="T162">foreach ($nav as $var1)</text:span></text:p>
      <text:p text:style-name="P70"><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140" svg:width="1.952cm" svg:height="0.482cm" svg:x="2.404cm" svg:y="0.344cm"><text:p/><draw:enhanced-geometry svg:viewBox="0 0 21600 21600" draw:type="rectangle" draw:enhanced-path="M 0 0 L 21600 0 21600 21600 0 21600 0 0 Z N"/></draw:custom-shape></text:p>
      <text:p text:style-name="P70"><draw:frame text:anchor-type="paragraph" draw:z-index="164" draw:name="Forme43" draw:style-name="gr112" draw:text-style-name="P138" svg:width="7.645cm" svg:height="1.161cm" svg:x="10.952cm" svg:y="0.074cm"><draw:text-box><text:p text:style-name="P137"><text:span text:style-name="T1">Contient les </text:span><text:span text:style-name="T245">valeurs</text:span><text:span text:style-name="T1"> de chaque index du tableau $nav, sous forme de plusieurs tableaux, stockés dans </text:span><text:span text:style-name="T16">$link_details</text:span><text:span text:style-name="T1">.</text:span></text:p></draw:text-box></draw:frame><draw:line text:anchor-type="paragraph" draw:z-index="165" draw:name="Forme39" draw:style-name="gr113" draw:text-style-name="P135" svg:x1="10.894cm" svg:y1="0.277cm" svg:x2="4.944cm" svg:y2="0.236cm"><text:p/></draw:line></text:p>
      <text:p text:style-name="P70"/>
      <text:p text:style-name="P71"/>
      <text:p text:style-name="P70"><draw:frame text:anchor-type="paragraph" draw:z-index="166" draw:name="Forme43" draw:style-name="gr114" draw:text-style-name="P138" svg:width="7.645cm" svg:height="0.786cm" svg:x="10.94cm" svg:y="0.178cm"><draw:text-box><text:p text:style-name="P137"><text:span text:style-name="T1">On accède à la </text:span><text:span text:style-name="T245">valeur</text:span><text:span text:style-name="T1"> du tableau </text:span><text:span text:style-name="T16">$link_details</text:span><text:span text:style-name="T1">, par ça clé. </text:span></text:p></draw:text-box></draw:frame><draw:custom-shape text:anchor-type="paragraph" draw:z-index="167" draw:name="Forme42" draw:style-name="gr115" draw:text-style-name="P140"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147"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0"><draw:line text:anchor-type="paragraph" draw:z-index="168" draw:name="Forme39" draw:style-name="gr116" draw:text-style-name="P135" svg:x1="10.87cm" svg:y1="0.338cm" svg:x2="5.614cm" svg:y2="0.303cm"><text:p/></draw:line><draw:line text:anchor-type="paragraph" draw:z-index="169" draw:name="Forme39" draw:style-name="gr117" draw:text-style-name="P135" svg:x1="5.626cm" svg:y1="-0.025cm" svg:x2="5.626cm" svg:y2="0.304cm"><text:p/></draw:line><draw:custom-shape text:anchor-type="paragraph" draw:z-index="170" draw:name="Forme42" draw:style-name="gr118" draw:text-style-name="P140"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135" svg:x1="5.497cm" svg:y1="0.293cm" svg:x2="3.828cm" svg:y2="1.171cm"><text:p/></draw:line></text:p>
      <text:p text:style-name="P70"><draw:line text:anchor-type="paragraph" draw:z-index="172" draw:name="Forme39" draw:style-name="gr117" draw:text-style-name="P135" svg:x1="3.828cm" svg:y1="0.284cm" svg:x2="3.828cm" svg:y2="0.751cm"><text:p/></draw:line></text:p>
      <text:p text:style-name="P70"/>
      <text:p text:style-name="P70"/>
      <text:p text:style-name="P70"><draw:frame text:anchor-type="paragraph" draw:z-index="178" draw:name="Forme45" draw:style-name="gr123" draw:text-style-name="P134" svg:width="6.48cm" svg:height="0.521cm" svg:x="12.093cm" svg:y="0.037cm"><draw:text-box><text:p text:style-name="P180"><text:span text:style-name="T246">Attribut</text:span><text:span text:style-name="T211"> </text:span><text:span text:style-name="T247">href</text:span><text:span text:style-name="T211"> de la balise &lt;a&gt; definissant un lien.</text:span><text:span text:style-name="T211"><text:tab/></text:span></text:p></draw:text-box></draw:frame></text:p>
      <text:p text:style-name="P70"><draw:frame text:anchor-type="paragraph" draw:z-index="179" draw:name="Forme45" draw:style-name="gr123" draw:text-style-name="P134" svg:width="6.48cm" svg:height="0.521cm" svg:x="12.093cm" svg:y="0.138cm"><draw:text-box><text:p text:style-name="P180"><text:span text:style-name="T213">Valeur</text:span><text:span text:style-name="T211"> de l’attribut </text:span><text:span text:style-name="T247">href </text:span><text:span text:style-name="T248">en PHP</text:span><text:span text:style-name="T211">.</text:span><text:span text:style-name="T211"><text:tab/></text:span></text:p></draw:text-box></draw:frame><draw:custom-shape text:anchor-type="paragraph" draw:z-index="174" draw:name="Forme44" draw:style-name="gr119" draw:text-style-name="P140"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135" svg:x1="11.94cm" svg:y1="-0.034cm" svg:x2="2.521cm" svg:y2="0.185cm"><text:p/></draw:line><text:tab/><text:tab/></text:p>
      <text:p text:style-name="P70"><draw:custom-shape text:anchor-type="paragraph" draw:z-index="175" draw:name="Forme44" draw:style-name="gr120" draw:text-style-name="P140"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140"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140"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140"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140"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134" svg:width="6.48cm" svg:height="1.262cm" svg:x="12.035cm" svg:y="0.238cm"><draw:text-box><text:p text:style-name="P133"><text:span text:style-name="T209">‘</text:span><text:span text:style-name="T209">Partie html’ </text:span><text:span text:style-name="T210">concaténée</text:span><text:span text:style-name="T211"> (.) </text:span><text:span text:style-name="T212">avec la </text:span><text:span text:style-name="T213">valeur</text:span><text:span text:style-name="T212"> à la clé [‘link’] du tableau </text:span><text:span text:style-name="T214">$link_details</text:span><text:span text:style-name="T211"> concaténée (.) </text:span><text:span text:style-name="T215">‘à la partie html’</text:span><text:span text:style-name="T211"> </text:span><text:span text:style-name="T211"><text:tab/></text:span></text:p></draw:text-box></draw:frame><draw:custom-shape text:anchor-type="paragraph" draw:z-index="183" draw:name="Forme44" draw:style-name="gr127" draw:text-style-name="P140" svg:width="1.777cm" svg:height="0.339cm" svg:x="12.093cm" svg:y="0.309cm"><text:p/><draw:enhanced-geometry svg:viewBox="0 0 21600 21600" draw:type="rectangle" draw:enhanced-path="M 0 0 L 21600 0 21600 21600 0 21600 0 0 Z N"/></draw:custom-shape></text:p>
      <text:p text:style-name="P70"><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70"><draw:custom-shape text:anchor-type="paragraph" draw:z-index="184" draw:name="Forme44" draw:style-name="gr128" draw:text-style-name="P140" svg:width="2.234cm" svg:height="0.382cm" svg:x="12.471cm" svg:y="0.279cm"><text:p/><draw:enhanced-geometry svg:viewBox="0 0 21600 21600" draw:type="rectangle" draw:enhanced-path="M 0 0 L 21600 0 21600 21600 0 21600 0 0 Z N"/></draw:custom-shape></text:p>
      <text:p text:style-name="P70"/>
      <text:p text:style-name="P70"/>
      <text:p text:style-name="P78"/>
      <text:p text:style-name="P78">Petit plus… <text:s/><text:tab/><text:tab/><text:tab/><text:tab/><text:tab/><text:tab/><text:tab/><text:tab/><text:tab/> <text:tab/><text:tab/> <text:s text:c="11"/><text:span text:style-name="T141">video → </text:span><text:span text:style-name="T142">00:41:30</text:span></text:p>
      <text:p text:style-name="P110"><text:span text:style-name="T74"># </text:span><text:span text:style-name="T154">Ajouter</text:span><text:span text:style-name="T152"> une nouvelle entrée dans le tableau et l’afficher dans un autre onglet.</text:span></text:p>
      <text:p text:style-name="P125"><draw:frame draw:style-name="fr2" draw:name="Image26" text:anchor-type="paragraph" svg:x="0.012cm" svg:y="0.231cm" svg:width="10.229cm" svg:height="2.614cm" draw:z-index="186"><draw:image xlink:href="Pictures/10000000000002D8000000BA654A6D3B88ED4046.png" xlink:type="simple" xlink:show="embed" xlink:actuate="onLoad" loext:mime-type="image/png"/></draw:frame><draw:custom-shape text:anchor-type="paragraph" draw:z-index="187" draw:name="Forme42" draw:style-name="gr130" draw:text-style-name="P140" svg:width="0.989cm" svg:height="0.424cm" svg:x="0.699cm" svg:y="0.864cm"><text:p/><draw:enhanced-geometry svg:viewBox="0 0 21600 21600" draw:type="rectangle" draw:enhanced-path="M 0 0 L 21600 0 21600 21600 0 21600 0 0 Z N"/></draw:custom-shape><draw:custom-shape text:anchor-type="paragraph" draw:z-index="188" draw:name="Forme42" draw:style-name="gr131" draw:text-style-name="P140" svg:width="1.059cm" svg:height="0.466cm" svg:x="1.956cm" svg:y="0.891cm"><text:p/><draw:enhanced-geometry svg:viewBox="0 0 21600 21600" draw:type="rectangle" draw:enhanced-path="M 0 0 L 21600 0 21600 21600 0 21600 0 0 Z N"/></draw:custom-shape><text:span text:style-name="T151">J’ajoute un </text:span><text:span text:style-name="T171">nouvel index</text:span><text:span text:style-name="T151"> à mon </text:span><text:span text:style-name="T108">tableau indexé $nav</text:span><text:span text:style-name="T151"> qui sera lui même un </text:span><text:span text:style-name="T171">nouveau tableau associati</text:span><text:span text:style-name="T151">f.</text:span></text:p>
      <text:p text:style-name="P121"><draw:custom-shape text:anchor-type="paragraph" draw:z-index="189" draw:name="Forme42" draw:style-name="gr132" draw:text-style-name="P140"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203">target</text:span><text:span text:style-name="T1">’ qui aura la valeur ‘</text:span><text:span text:style-name="T203">_blank</text:span><text:span text:style-name="T1">’.</text:span></text:p>
      <text:p text:style-name="P77"><draw:custom-shape text:anchor-type="paragraph" draw:z-index="190" draw:name="Forme42" draw:style-name="gr133" draw:text-style-name="P140" svg:width="2.987cm" svg:height="0.362cm" svg:x="1.286cm" svg:y="0.531cm"><text:p/><draw:enhanced-geometry svg:viewBox="0 0 21600 21600" draw:type="rectangle" draw:enhanced-path="M 0 0 L 21600 0 21600 21600 0 21600 0 0 Z N"/></draw:custom-shape><text:span text:style-name="T16">target</text:span><text:span text:style-name="T1"> est un </text:span><text:span text:style-name="T25">attribut HTML</text:span><text:span text:style-name="T1"> auquel on peu donner la valeaur </text:span><text:span text:style-name="T16">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33">https://developer.mozilla.org/fr/docs/Web/HTML/Element/a</text:span></text:a></text:p>
      <text:p text:style-name="P129"/>
      <text:p text:style-name="P122">En temps qu’attribut <text:span text:style-name="T162">target</text:span> devra donc être placé dans la balise &lt;a&gt; qui correspond à notre lien, du menu de navigation. Et comme nous souhaitons ouvrir ce lien dans un nouvel onglet la valeur de l’<text:span text:style-name="T78">attribut target</text:span> sera <text:span text:style-name="T162">_blank</text:span>.</text:p>
      <text:p text:style-name="P57">Notre boucle <text:span text:style-name="T78">foreach</text:span> nous fait parcourir tout notre tableaux. Hors nous avons besoin d’ouvrir un autre onglet seulement dans le cas ou nous cliquons sur <text:s/>le lien « Visitez O’clock », <text:span text:style-name="T207">qui est dans le 3ième index du tableau. Dans les autres cas nous n’en avons pas besoin. Donc il nous faut une condition pour ce cas précis.</text:span></text:p>
      <text:p text:style-name="P123"><draw:frame draw:style-name="fr2" draw:name="Image27" text:anchor-type="paragraph" svg:x="0.011cm" svg:y="0cm" svg:width="12.229cm" svg:height="6.287cm" draw:z-index="191"><draw:image xlink:href="Pictures/100000000000038F000001F9D69D8A1C95C7F9FD.png" xlink:type="simple" xlink:show="embed" xlink:actuate="onLoad" loext:mime-type="image/png"/></draw:frame><draw:frame text:anchor-type="paragraph" draw:z-index="199" draw:name="Forme47" draw:style-name="gr137" draw:text-style-name="P138" svg:width="6.097cm" svg:height="1.491cm" svg:x="12.344cm" svg:y="-0.011cm"><draw:text-box><text:p text:style-name="P137"><text:span text:style-name="T1">Ligne 84 ou déclare une variable </text:span><text:span text:style-name="T203">$target</text:span><text:span text:style-name="T1"> contenant une chaîne vide, pour le cas ou notre boucle </text:span><text:span text:style-name="T25">foreach</text:span><text:span text:style-name="T1"> ne trouve pas de correspondance dans le tableau.</text:span></text:p></draw:text-box></draw:frame><text:soft-page-break/></text:p>
      <text:p text:style-name="P123"><draw:custom-shape text:anchor-type="paragraph" draw:z-index="192" draw:name="Forme42" draw:style-name="gr134" draw:text-style-name="P140" svg:width="1.989cm" svg:height="0.362cm" svg:x="1.152cm" svg:y="0.032cm"><text:p/><draw:enhanced-geometry svg:viewBox="0 0 21600 21600" draw:type="rectangle" draw:enhanced-path="M 0 0 L 21600 0 21600 21600 0 21600 0 0 Z N"/></draw:custom-shape><draw:line text:anchor-type="paragraph" draw:z-index="200" draw:name="Forme48" draw:style-name="gr140" draw:text-style-name="P135" svg:x1="3.298cm" svg:y1="0.197cm" svg:x2="12.343cm" svg:y2="0.104cm"><text:p/></draw:line></text:p>
      <text:p text:style-name="P129"/>
      <text:p text:style-name="P132"><draw:frame text:anchor-type="paragraph" draw:z-index="201" draw:name="Forme47" draw:style-name="gr141" draw:text-style-name="P183" svg:width="6.097cm" svg:height="1.735cm" svg:x="12.354cm" svg:y="0.215cm"><draw:text-box><text:p text:style-name="P182"><text:span text:style-name="T1">Si la </text:span><text:span text:style-name="T25">clé ‘target’</text:span><text:span text:style-name="T1"> dans le tableau </text:span><text:span text:style-name="T25">$link_details</text:span><text:span text:style-name="T1"> n’est pas vide.</text:span></text:p><text:p text:style-name="P137"><text:span text:style-name="T1">Stocker dans la variable </text:span><text:span text:style-name="T203">$target</text:span><text:span text:style-name="T1"> la valeur suivante : <text:s/></text:span><text:span text:style-name="T16">‘target= « _blank »’</text:span><text:span text:style-name="T1"> </text:span></text:p></draw:text-box></draw:frame><draw:line text:anchor-type="paragraph" draw:z-index="203" draw:name="Forme48" draw:style-name="gr140" draw:text-style-name="P135" svg:x1="6.198cm" svg:y1="0.15cm" svg:x2="12.354cm" svg:y2="0.457cm"><text:p/></draw:line></text:p>
      <text:p text:style-name="P70"><draw:custom-shape text:anchor-type="paragraph" draw:z-index="202" draw:name="Forme49" draw:style-name="gr142" draw:text-style-name="P140" svg:width="4.171cm" svg:height="0.318cm" svg:x="4.431cm" svg:y="0.325cm"><text:p/><draw:enhanced-geometry svg:viewBox="0 0 21600 21600" draw:type="rectangle" draw:enhanced-path="M 0 0 L 21600 0 21600 21600 0 21600 0 0 Z N"/></draw:custom-shape><draw:custom-shape text:anchor-type="paragraph" draw:z-index="194" draw:name="Forme42" draw:style-name="gr136" draw:text-style-name="P181" svg:width="1.08cm" svg:height="0.309cm" svg:x="1.764cm" svg:y="0.342cm"><text:p/><draw:enhanced-geometry svg:viewBox="0 0 21600 21600" draw:type="rectangle" draw:enhanced-path="M 0 0 L 21600 0 21600 21600 0 21600 0 0 Z N"/></draw:custom-shape></text:p>
      <text:p text:style-name="P70"><draw:line text:anchor-type="paragraph" draw:z-index="205" draw:name="Forme48" draw:style-name="gr144" draw:text-style-name="P135" svg:x1="6.95cm" svg:y1="0.279cm" svg:x2="6.95cm" svg:y2="0.877cm"><text:p/></draw:line></text:p>
      <text:p text:style-name="P70"><draw:custom-shape text:anchor-type="paragraph" draw:z-index="204" draw:name="Forme49" draw:style-name="gr143" draw:text-style-name="P140" svg:width="2.668cm" svg:height="0.38cm" svg:x="13.765cm" svg:y="0.078cm"><text:p/><draw:enhanced-geometry svg:viewBox="0 0 21600 21600" draw:type="rectangle" draw:enhanced-path="M 0 0 L 21600 0 21600 21600 0 21600 0 0 Z N"/></draw:custom-shape></text:p>
      <text:p text:style-name="P70"><draw:line text:anchor-type="paragraph" draw:z-index="206" draw:name="Forme48" draw:style-name="gr145" draw:text-style-name="P135" svg:x1="14.051cm" svg:y1="0.037cm" svg:x2="6.95cm" svg:y2="0.037cm"><text:p/></draw:line></text:p>
      <text:p text:style-name="P70"/>
      <text:p text:style-name="P70"/>
      <text:p text:style-name="P70"><draw:custom-shape text:anchor-type="paragraph" draw:z-index="193" draw:name="Forme42" draw:style-name="gr135" draw:text-style-name="P140" svg:width="1.153cm" svg:height="0.362cm" svg:x="7.295cm" svg:y="0.612cm"><text:p/><draw:enhanced-geometry svg:viewBox="0 0 21600 21600" draw:type="rectangle" draw:enhanced-path="M 0 0 L 21600 0 21600 21600 0 21600 0 0 Z N"/></draw:custom-shape><draw:frame text:anchor-type="paragraph" draw:z-index="195" draw:name="Forme47" draw:style-name="gr137" draw:text-style-name="P138" svg:width="6.097cm" svg:height="1.491cm" svg:x="12.333cm" svg:y="0.325cm"><draw:text-box><text:p text:style-name="P137"><text:span text:style-name="T1">Ici </text:span><text:span text:style-name="T203">$target</text:span><text:span text:style-name="T1"> sera égal à une string vide (ligne 84) ou à la valeur qui est une chaîne de caractères, ligne 90, c’est à dire ‘</text:span><text:span text:style-name="T16">target= </text:span><text:span text:style-name="T16">«</text:span><text:span text:style-name="T1"> </text:span><text:span text:style-name="T16">_blank »</text:span><text:span text:style-name="T1">’.</text:span></text:p></draw:text-box></draw:frame><draw:line text:anchor-type="paragraph" draw:z-index="196" draw:name="Forme48" draw:style-name="gr138" draw:text-style-name="P135" svg:x1="7.807cm" svg:y1="1.54cm" svg:x2="12.333cm" svg:y2="1.542cm"><text:p/></draw:line><draw:line text:anchor-type="paragraph" draw:z-index="197" draw:name="Forme48" draw:style-name="gr138" draw:text-style-name="P135" svg:x1="7.807cm" svg:y1="1.54cm" svg:x2="12.333cm" svg:y2="1.542cm"><text:p/></draw:line><draw:line text:anchor-type="paragraph" draw:z-index="198" draw:name="Forme48" draw:style-name="gr139" draw:text-style-name="P135" svg:x1="7.807cm" svg:y1="1.54cm" svg:x2="7.807cm" svg:y2="0.974cm"><text:p/></draw:line></text:p>
      <text:p text:style-name="P70"/>
      <text:p text:style-name="P70"/>
      <text:p text:style-name="P70"/>
      <text:p text:style-name="P70"/>
      <text:p text:style-name="P70"/>
      <text:p text:style-name="P131">00:4<text:span text:style-name="T208">9</text:span>:<text:span text:style-name="T208">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24T10:27:49.073000000</dc:date>
    <meta:editing-duration>P1DT7H38M50S</meta:editing-duration>
    <meta:editing-cycles>371</meta:editing-cycles>
    <meta:generator>LibreOffice/6.1.3.2$Windows_X86_64 LibreOffice_project/86daf60bf00efa86ad547e59e09d6bb77c699acb</meta:generator>
    <meta:document-statistic meta:table-count="0" meta:image-count="27" meta:object-count="0" meta:page-count="7" meta:paragraph-count="103" meta:word-count="1473" meta:character-count="9335" meta:non-whitespace-character-count="7731"/>
  </office:meta>
</office:document-meta>
</file>